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386.96pt"/>
    </style:style>
    <style:style style:name="co3" style:family="table-column">
      <style:table-column-properties fo:break-before="auto" style:column-width="332.7pt"/>
    </style:style>
    <style:style style:name="co4" style:family="table-column">
      <style:table-column-properties fo:break-before="auto" style:column-width="165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32.96pt"/>
    </style:style>
    <style:style style:name="co7" style:family="table-column">
      <style:table-column-properties fo:break-before="auto" style:column-width="301.29pt"/>
    </style:style>
    <style:style style:name="co8" style:family="table-column">
      <style:table-column-properties fo:break-before="auto" style:column-width="37.3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44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7477b8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2" style:family="table-cell" style:parent-style-name="Default" style:data-style-name="N0"/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NON-TERMINALS</text:p>
          </table:table-cell>
          <table:table-cell table:style-name="ce5" office:value-type="string" calcext:value-type="string">
            <text:p>SELECTION 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</text:p>
          </table:table-cell>
          <table:table-cell table:formula="of:=[.G111]" office:value-type="string" office:string-value="public" calcext:value-type="string">
            <text:p>publ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10</text:p>
          </table:table-cell>
          <table:table-cell table:formula="of:=[.G112]" office:value-type="string" office:string-value="public" calcext:value-type="string">
            <text:p>publ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12</text:p>
          </table:table-cell>
          <table:table-cell table:formula="of:=[.G113]" office:value-type="string" office:string-value="interface class" calcext:value-type="string">
            <text:p>interface 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11</text:p>
          </table:table-cell>
          <table:table-cell table:formula="of:=[.G114]" office:value-type="string" office:string-value="public abstract interface class private protected $" calcext:value-type="string">
            <text:p>public abstract interface class private protected $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15</text:p>
          </table:table-cell>
          <table:table-cell table:formula="of:=[.G115]" office:value-type="string" office:string-value="interface class static" calcext:value-type="string">
            <text:p>interface class st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13</text:p>
          </table:table-cell>
          <table:table-cell table:formula="of:=[.G116]" office:value-type="string" office:string-value="public interface class abstract private protected static cc" calcext:value-type="string">
            <text:p>public interface class abstract private protected static 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4</text:p>
          </table:table-cell>
          <table:table-cell table:formula="of:=[.G117]" office:value-type="string" office:string-value="private protected" calcext:value-type="string">
            <text:p>private protec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CLASS</text:p>
          </table:table-cell>
          <table:table-cell table:formula="of:=[.G118]" office:value-type="string" office:string-value="class private public protected" calcext:value-type="string">
            <text:p>class private public protec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14</text:p>
          </table:table-cell>
          <table:table-cell table:formula="of:=[.G119]" office:value-type="string" office:string-value="eq id" calcext:value-type="string">
            <text:p>eq 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3</text:p>
          </table:table-cell>
          <table:table-cell table:formula="of:=[.G120]" office:value-type="string" office:string-value="id" calcext:value-type="string">
            <text:p>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4</text:p>
          </table:table-cell>
          <table:table-cell table:formula="of:=[.G121]" office:value-type="string" office:string-value="ro eq comma sc" calcext:value-type="string">
            <text:p>ro eq comma 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C</text:p>
          </table:table-cell>
          <table:table-cell table:formula="of:=[.G122]" office:value-type="string" office:string-value="abstract" calcext:value-type="string">
            <text:p>abstr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ENT</text:p>
          </table:table-cell>
          <table:table-cell table:formula="of:=[.G123]" office:value-type="string" office:string-value="extends implements co" calcext:value-type="string">
            <text:p>extends implements 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</text:p>
          </table:table-cell>
          <table:table-cell table:formula="of:=[.G124]" office:value-type="string" office:string-value="id dt void private public protected static class" calcext:value-type="string">
            <text:p>id dt void private public protected static 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FACE</text:p>
          </table:table-cell>
          <table:table-cell table:formula="of:=[.G125]" office:value-type="string" office:string-value="interface public" calcext:value-type="string">
            <text:p>interface publ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6</text:p>
          </table:table-cell>
          <table:table-cell table:formula="of:=[.G126]" office:value-type="string" office:string-value="dt class" calcext:value-type="string">
            <text:p>dt 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STEDCLASS</text:p>
          </table:table-cell>
          <table:table-cell table:formula="of:=[.G127]" office:value-type="string" office:string-value="class" calcext:value-type="string">
            <text:p>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7</text:p>
          </table:table-cell>
          <table:table-cell table:formula="of:=[.G128]" office:value-type="string" office:string-value="id" calcext:value-type="string">
            <text:p>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8</text:p>
          </table:table-cell>
          <table:table-cell table:formula="of:=[.G129]" office:value-type="string" office:string-value="ro eq comma sc" calcext:value-type="string">
            <text:p>ro eq comma 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5</text:p>
          </table:table-cell>
          <table:table-cell table:formula="of:=[.G130]" office:value-type="string" office:string-value="dt id private public protected static class" calcext:value-type="string">
            <text:p>dt id private public protected static 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TRACTCLASS</text:p>
          </table:table-cell>
          <table:table-cell table:formula="of:=[.G131]" office:value-type="string" office:string-value="abstract" calcext:value-type="string">
            <text:p>abstr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2</text:p>
          </table:table-cell>
          <table:table-cell table:formula="of:=[.G132]" office:value-type="string" office:string-value="public interface class" calcext:value-type="string">
            <text:p>public interface 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</text:p>
          </table:table-cell>
          <table:table-cell table:formula="of:=[.G133]" office:value-type="string" office:string-value="private public protected static dt void class" calcext:value-type="string">
            <text:p>private public protected static dt void 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2</text:p>
          </table:table-cell>
          <table:table-cell table:formula="of:=[.G134]" office:value-type="string" office:string-value="dt void class" calcext:value-type="string">
            <text:p>dt void 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9</text:p>
          </table:table-cell>
          <table:table-cell table:formula="of:=[.G135]" office:value-type="string" office:string-value="dt void id private public protected static class" calcext:value-type="string">
            <text:p>dt void id private public protected static 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</text:p>
          </table:table-cell>
          <table:table-cell table:formula="of:=[.G136]" office:value-type="string" office:string-value="public" calcext:value-type="string">
            <text:p>publ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S</text:p>
          </table:table-cell>
          <table:table-cell table:formula="of:=[.G137]" office:value-type="string" office:string-value="id dt if try pp mm" calcext:value-type="string">
            <text:p>id dt if try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4</text:p>
          </table:table-cell>
          <table:table-cell table:formula="of:=[.G138]" office:value-type="string" office:string-value="id" calcext:value-type="string">
            <text:p>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DEC</text:p>
          </table:table-cell>
          <table:table-cell table:formula="of:=[.G139]" office:value-type="string" office:string-value="∅" calcext:value-type="string">
            <text:p>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5A</text:p>
          </table:table-cell>
          <table:table-cell table:formula="of:=[.G140]" office:value-type="string" office:string-value="pp mm eq" calcext:value-type="string">
            <text:p>pp mm 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DEC</text:p>
          </table:table-cell>
          <table:table-cell table:formula="of:=[.G141]" office:value-type="string" office:string-value="id" calcext:value-type="string">
            <text:p>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DEC2</text:p>
          </table:table-cell>
          <table:table-cell table:formula="of:=[.G142]" office:value-type="string" office:string-value="id" calcext:value-type="string">
            <text:p>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EC</text:p>
          </table:table-cell>
          <table:table-cell table:formula="of:=[.G143]" office:value-type="string" office:string-value="private public protected static dt void" calcext:value-type="string">
            <text:p>private public protected static dt vo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</text:p>
          </table:table-cell>
          <table:table-cell table:formula="of:=[.G144]" office:value-type="string" office:string-value="private public protected class static dt void" calcext:value-type="string">
            <text:p>private public protected class static dt vo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1</text:p>
          </table:table-cell>
          <table:table-cell table:formula="of:=[.G145]" office:value-type="string" office:string-value="id" calcext:value-type="string">
            <text:p>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2</text:p>
          </table:table-cell>
          <table:table-cell table:formula="of:=[.G146]" office:value-type="string" office:string-value="comma rc" calcext:value-type="string">
            <text:p>comma 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3</text:p>
          </table:table-cell>
          <table:table-cell table:formula="of:=[.G147]" office:value-type="string" office:string-value="∅" calcext:value-type="string">
            <text:p>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</text:p>
          </table:table-cell>
          <table:table-cell table:formula="of:=[.G148]" office:value-type="string" office:string-value="static class dt void" calcext:value-type="string">
            <text:p>static class dt vo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YPE</text:p>
          </table:table-cell>
          <table:table-cell table:formula="of:=[.G149]" office:value-type="string" office:string-value="dt void" calcext:value-type="string">
            <text:p>dt vo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2</text:p>
          </table:table-cell>
          <table:table-cell table:formula="of:=[.G150]" office:value-type="string" office:string-value="id" calcext:value-type="string">
            <text:p>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A</text:p>
          </table:table-cell>
          <table:table-cell table:formula="of:=[.G151]" office:value-type="string" office:string-value="dt static viod id if try pp mm return cc" calcext:value-type="string">
            <text:p>dt static viod id if try pp mm return 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B</text:p>
          </table:table-cell>
          <table:table-cell table:formula="of:=[.G152]" office:value-type="string" office:string-value="id sqo" calcext:value-type="string">
            <text:p>id sq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C</text:p>
          </table:table-cell>
          <table:table-cell table:formula="of:=[.G153]" office:value-type="string" office:string-value="ro eq comma sc" calcext:value-type="string">
            <text:p>ro eq comma 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</text:p>
          </table:table-cell>
          <table:table-cell table:formula="of:=[.G154]" office:value-type="string" office:string-value="dt rc" calcext:value-type="string">
            <text:p>dt 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</text:p>
          </table:table-cell>
          <table:table-cell table:formula="of:=[.G155]" office:value-type="string" office:string-value="return dt static viod id if try pp mm" calcext:value-type="string">
            <text:p>return dt static viod id if try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S2</text:p>
          </table:table-cell>
          <table:table-cell table:formula="of:=[.G156]" office:value-type="string" office:string-value="id if try pp mm" calcext:value-type="string">
            <text:p>id if try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LEST</text:p>
          </table:table-cell>
          <table:table-cell table:formula="of:=[.G157]" office:value-type="string" office:string-value="∅" calcext:value-type="string">
            <text:p>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ST</text:p>
          </table:table-cell>
          <table:table-cell table:formula="of:=[.G158]" office:value-type="string" office:string-value="∅" calcext:value-type="string">
            <text:p>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5</text:p>
          </table:table-cell>
          <table:table-cell table:formula="of:=[.G159]" office:value-type="string" office:string-value="dot id ro sqo" calcext:value-type="string">
            <text:p>dot id ro sq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</text:p>
          </table:table-cell>
          <table:table-cell table:formula="of:=[.G160]" office:value-type="string" office:string-value="for" calcext:value-type="string">
            <text:p>f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3</text:p>
          </table:table-cell>
          <table:table-cell table:formula="of:=[.G161]" office:value-type="string" office:string-value="dt sc id" calcext:value-type="string">
            <text:p>dt sc 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RATORS</text:p>
          </table:table-cell>
          <table:table-cell table:formula="of:=[.G162]" office:value-type="string" office:string-value="ror eq not" calcext:value-type="string">
            <text:p>ror eq n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DEC2</text:p>
          </table:table-cell>
          <table:table-cell table:formula="of:=[.G163]" office:value-type="string" office:string-value="id pp mm rc" calcext:value-type="string">
            <text:p>id pp mm 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4</text:p>
          </table:table-cell>
          <table:table-cell table:formula="of:=[.G164]" office:value-type="string" office:string-value="eq pp mm" calcext:value-type="string">
            <text:p>eq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2</text:p>
          </table:table-cell>
          <table:table-cell table:formula="of:=[.G165]" office:value-type="string" office:string-value="id" calcext:value-type="string">
            <text:p>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SE</text:p>
          </table:table-cell>
          <table:table-cell table:formula="of:=[.G166]" office:value-type="string" office:string-value="else static viod return id dt if try pp mm cc rc" calcext:value-type="string">
            <text:p>else static viod return id dt if try pp mm cc 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7</text:p>
          </table:table-cell>
          <table:table-cell table:formula="of:=[.G167]" office:value-type="string" office:string-value="co if" calcext:value-type="string">
            <text:p>co 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</text:p>
          </table:table-cell>
          <table:table-cell table:formula="of:=[.G168]" office:value-type="string" office:string-value="if" calcext:value-type="string">
            <text:p>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YCTH</text:p>
          </table:table-cell>
          <table:table-cell table:formula="of:=[.G169]" office:value-type="string" office:string-value="try" calcext:value-type="string">
            <text:p>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8</text:p>
          </table:table-cell>
          <table:table-cell table:formula="of:=[.G170]" office:value-type="string" office:string-value="exception" calcext:value-type="string">
            <text:p>exce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LE</text:p>
          </table:table-cell>
          <table:table-cell table:formula="of:=[.G171]" office:value-type="string" office:string-value="while" calcext:value-type="string">
            <text:p>wh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X</text:p>
          </table:table-cell>
          <table:table-cell table:formula="of:=[.G172]" office:value-type="string" office:string-value="const ro id pp mm sc rc cc" calcext:value-type="string">
            <text:p>const ro id pp mm sc rc 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S</text:p>
          </table:table-cell>
          <table:table-cell table:formula="of:=[.G173]" office:value-type="string" office:string-value="id dt if try pp mm cc rc" calcext:value-type="string">
            <text:p>id dt if try pp mm cc 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2</text:p>
          </table:table-cell>
          <table:table-cell table:formula="of:=[.G174]" office:value-type="string" office:string-value="or cc ror eq not rc sqc comma sc" calcext:value-type="string">
            <text:p>or cc ror eq not rc sqc comma 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</text:p>
          </table:table-cell>
          <table:table-cell table:formula="of:=[.G175]" office:value-type="string" office:string-value="const ro id pp mm" calcext:value-type="string">
            <text:p>const ro id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2</text:p>
          </table:table-cell>
          <table:table-cell table:formula="of:=[.G176]" office:value-type="string" office:string-value="and or cc ror eq not rc sqc comma sc" calcext:value-type="string">
            <text:p>and or cc ror eq not rc sqc comma 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M</text:p>
          </table:table-cell>
          <table:table-cell table:formula="of:=[.G177]" office:value-type="string" office:string-value="const ro id pp mm" calcext:value-type="string">
            <text:p>const ro id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M2</text:p>
          </table:table-cell>
          <table:table-cell table:formula="of:=[.G178]" office:value-type="string" office:string-value="pm and or cc ror eq not rc sqc comma sc" calcext:value-type="string">
            <text:p>pm and or cc ror eq not rc sqc comma 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M</text:p>
          </table:table-cell>
          <table:table-cell table:formula="of:=[.G179]" office:value-type="string" office:string-value="const ro id pp mm" calcext:value-type="string">
            <text:p>const ro id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M2</text:p>
          </table:table-cell>
          <table:table-cell table:formula="of:=[.G180]" office:value-type="string" office:string-value="mdm pm and or cc ror eq not rc sqc comma sc" calcext:value-type="string">
            <text:p>mdm pm and or cc ror eq not rc sqc comma 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table:formula="of:=[.G181]" office:value-type="string" office:string-value="pp mm mdm pm and or cc ror eq not rc sqc comma sc" calcext:value-type="string">
            <text:p>pp mm mdm pm and or cc ror eq not rc sqc comma 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3</text:p>
          </table:table-cell>
          <table:table-cell table:formula="of:=[.G182]" office:value-type="string" office:string-value="pp mm" calcext:value-type="string">
            <text:p>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M2X</text:p>
          </table:table-cell>
          <table:table-cell table:formula="of:=[.G183]" office:value-type="string" office:string-value="pm rc" calcext:value-type="string">
            <text:p>pm 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MX</text:p>
          </table:table-cell>
          <table:table-cell table:formula="of:=[.G184]" office:value-type="string" office:string-value="const ro id pp mm" calcext:value-type="string">
            <text:p>const ro id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formula="of:=[.G185]" office:value-type="string" office:string-value="const ro id pp mm" calcext:value-type="string">
            <text:p>const ro id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M2X</text:p>
          </table:table-cell>
          <table:table-cell table:formula="of:=[.G186]" office:value-type="string" office:string-value="mdm pm rc" calcext:value-type="string">
            <text:p>mdm pm 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X</text:p>
          </table:table-cell>
          <table:table-cell table:formula="of:=[.G187]" office:value-type="string" office:string-value="const ro id pp mm" calcext:value-type="string">
            <text:p>const ro id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DEC</text:p>
          </table:table-cell>
          <table:table-cell table:formula="of:=[.G188]" office:value-type="string" office:string-value="pp mm" calcext:value-type="string">
            <text:p>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MX</text:p>
          </table:table-cell>
          <table:table-cell table:formula="of:=[.G189]" office:value-type="string" office:string-value="const ro id pp mm" calcext:value-type="string">
            <text:p>const ro id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DEC</text:p>
          </table:table-cell>
          <table:table-cell table:formula="of:=[.G190]" office:value-type="string" office:string-value="id" calcext:value-type="string">
            <text:p>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2</text:p>
          </table:table-cell>
          <table:table-cell table:formula="of:=[.G191]" office:value-type="string" office:string-value="const ro id pp mm" calcext:value-type="string">
            <text:p>const ro id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</text:p>
          </table:table-cell>
          <table:table-cell table:formula="of:=[.G192]" office:value-type="string" office:string-value="eq comma sc" calcext:value-type="string">
            <text:p>eq comma 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</text:p>
          </table:table-cell>
          <table:table-cell table:formula="of:=[.G193]" office:value-type="string" office:string-value="comma sc" calcext:value-type="string">
            <text:p>comma 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EXP</text:p>
          </table:table-cell>
          <table:table-cell table:formula="of:=[.G194]" office:value-type="string" office:string-value="dot ro sqo" calcext:value-type="string">
            <text:p>dot ro sq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0A</text:p>
          </table:table-cell>
          <table:table-cell table:formula="of:=[.G195]" office:value-type="string" office:string-value="id" calcext:value-type="string">
            <text:p>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0</text:p>
          </table:table-cell>
          <table:table-cell table:formula="of:=[.G196]" office:value-type="string" office:string-value="eq" calcext:value-type="string">
            <text:p>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AYDEC</text:p>
          </table:table-cell>
          <table:table-cell table:formula="of:=[.G197]" office:value-type="string" office:string-value="sqo" calcext:value-type="string">
            <text:p>sq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</text:p>
          </table:table-cell>
          <table:table-cell table:formula="of:=[.G198]" office:value-type="string" office:string-value="new co" calcext:value-type="string">
            <text:p>new 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2</text:p>
          </table:table-cell>
          <table:table-cell table:formula="of:=[.G199]" office:value-type="string" office:string-value="const ro id pp mm" calcext:value-type="string">
            <text:p>const ro id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</text:p>
          </table:table-cell>
          <table:table-cell table:formula="of:=[.G200]" office:value-type="string" office:string-value="comma cc" calcext:value-type="string">
            <text:p>comma 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4</text:p>
          </table:table-cell>
          <table:table-cell table:formula="of:=[.G201]" office:value-type="string" office:string-value="const ro id pp mm rc" calcext:value-type="string">
            <text:p>const ro id pp mm 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5</text:p>
          </table:table-cell>
          <table:table-cell table:formula="of:=[.G202]" office:value-type="string" office:string-value="comma rc" calcext:value-type="string">
            <text:p>comma 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B</text:p>
          </table:table-cell>
          <table:table-cell table:formula="of:=[.G203]" office:value-type="string" office:string-value="dot ro sqo mdm pm and or cc ror not rc sqc pp mm eq comma sc" calcext:value-type="string">
            <text:p>dot ro sqo mdm pm and or cc ror not rc sqc pp mm eq comma 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A</text:p>
          </table:table-cell>
          <table:table-cell table:formula="of:=[.G204]" office:value-type="string" office:string-value="dot ro sqo" calcext:value-type="string">
            <text:p>dot ro sq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T</text:p>
          </table:table-cell>
          <table:table-cell table:formula="of:=[.G205]" office:value-type="string" office:string-value="ro" calcext:value-type="string">
            <text:p>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</text:p>
          </table:table-cell>
          <table:table-cell table:formula="of:=[.G206]" office:value-type="string" office:string-value="sqo" calcext:value-type="string">
            <text:p>sq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6</text:p>
          </table:table-cell>
          <table:table-cell table:formula="of:=[.G207]" office:value-type="string" office:string-value="dot sqo" calcext:value-type="string">
            <text:p>dot sq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IALEXP</text:p>
          </table:table-cell>
          <table:table-cell table:formula="of:=[.G208]" office:value-type="string" office:string-value="const ro id pp mm" calcext:value-type="string">
            <text:p>const ro id pp 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7</text:p>
          </table:table-cell>
          <table:table-cell table:formula="of:=[.G209]" office:value-type="string" office:string-value="dot mdm pm and or cc ror not rc sqc pp mm eq comma sc" calcext:value-type="string">
            <text:p>dot mdm pm and or cc ror not rc sqc pp mm eq comma 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table:formula="of:=[.G210]" office:value-type="string" office:string-value="this super id" calcext:value-type="string">
            <text:p>this super 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table:formula="of:=[.G211]" office:value-type="string" office:string-value="this super" calcext:value-type="string">
            <text:p>this sup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</text:p>
          </table:table-cell>
          <table:table-cell table:formula="of:=[.G212]" office:value-type="string" office:string-value="id" calcext:value-type="string">
            <text:p>id</text:p>
          </table:table-cell>
          <table:table-cell table:number-columns-repeated="5"/>
        </table:table-row>
        <table:table-row table:style-name="ro2" table:number-rows-repeated="6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7" office:value-type="string" calcext:value-type="string">
            <text:p>nonterminal</text:p>
          </table:table-cell>
          <table:table-cell table:style-name="ce9" office:value-type="string" calcext:value-type="string">
            <text:p>first set</text:p>
          </table:table-cell>
          <table:table-cell table:style-name="ce9" office:value-type="string" calcext:value-type="string">
            <text:p>follow set</text:p>
          </table:table-cell>
          <table:table-cell table:style-name="ce9" office:value-type="string" calcext:value-type="string">
            <text:p>nullable</text:p>
          </table:table-cell>
          <table:table-cell table:style-name="ce9" office:value-type="string" calcext:value-type="string">
            <text:p>endable</text:p>
          </table:table-cell>
          <table:table-cell table:style-name="ce9" office:value-type="string" calcext:value-type="string">
            <text:p>follow set</text:p>
          </table:table-cell>
          <table:table-cell table:style-name="ce13" office:value-type="string" calcext:value-type="string">
            <text:p>Selection set</text:p>
          </table:table-cell>
        </table:table-row>
        <table:table-row table:style-name="ro3">
          <table:table-cell table:style-name="ce8" office:value-type="string" calcext:value-type="string">
            <text:p>START</text:p>
          </table:table-cell>
          <table:table-cell table:style-name="ce10" office:value-type="string" calcext:value-type="string">
            <text:p>public</text:p>
          </table:table-cell>
          <table:table-cell table:style-name="ce10" office:value-type="string" calcext:value-type="string">
            <text:p>∅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1" table:formula="of:=IF([.C111]&lt;&gt;&quot;∅&quot;;[.C111];&quot;$&quot;)" office:value-type="string" office:string-value="$" calcext:value-type="string">
            <text:p>$</text:p>
          </table:table-cell>
          <table:table-cell table:style-name="ce14" table:formula="of:=IF([.D111]=&quot;yes&quot;;COM.MICROSOFT.CONCAT([.B111];&quot; &quot;;[.F111]);[.B111])" office:value-type="string" office:string-value="public" calcext:value-type="string">
            <text:p>public</text:p>
          </table:table-cell>
        </table:table-row>
        <table:table-row table:style-name="ro3">
          <table:table-cell table:style-name="ce8" office:value-type="string" calcext:value-type="string">
            <text:p>BODY10</text:p>
          </table:table-cell>
          <table:table-cell table:style-name="ce10" office:value-type="string" calcext:value-type="string">
            <text:p>public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12]&lt;&gt;&quot;∅&quot;;[.C112];&quot;$&quot;)" office:value-type="string" office:string-value="cc" calcext:value-type="string">
            <text:p>cc</text:p>
          </table:table-cell>
          <table:table-cell table:style-name="ce14" table:formula="of:=IF([.D112]=&quot;yes&quot;;COM.MICROSOFT.CONCAT([.B112];&quot; &quot;;[.F112]);[.B112])" office:value-type="string" office:string-value="public" calcext:value-type="string">
            <text:p>public</text:p>
          </table:table-cell>
        </table:table-row>
        <table:table-row table:style-name="ro3">
          <table:table-cell table:style-name="ce8" office:value-type="string" calcext:value-type="string">
            <text:p>BODY12</text:p>
          </table:table-cell>
          <table:table-cell table:style-name="ce10" office:value-type="string" calcext:value-type="string">
            <text:p>interface class</text:p>
          </table:table-cell>
          <table:table-cell table:style-name="ce10" office:value-type="string" calcext:value-type="string">
            <text:p>∅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1" table:formula="of:=IF([.C113]&lt;&gt;&quot;∅&quot;;[.C113];&quot;$&quot;)" office:value-type="string" office:string-value="$" calcext:value-type="string">
            <text:p>$</text:p>
          </table:table-cell>
          <table:table-cell table:style-name="ce14" table:formula="of:=IF([.D113]=&quot;yes&quot;;COM.MICROSOFT.CONCAT([.B113];&quot; &quot;;[.F113]);[.B113])" office:value-type="string" office:string-value="interface class" calcext:value-type="string">
            <text:p>interface class</text:p>
          </table:table-cell>
        </table:table-row>
        <table:table-row table:style-name="ro3">
          <table:table-cell table:style-name="ce8" office:value-type="string" calcext:value-type="string">
            <text:p>BODY11</text:p>
          </table:table-cell>
          <table:table-cell table:style-name="ce10" office:value-type="string" calcext:value-type="string">
            <text:p>public abstract interface class private protected</text:p>
          </table:table-cell>
          <table:table-cell table:style-name="ce10" office:value-type="string" calcext:value-type="string">
            <text:p>∅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1" table:formula="of:=IF([.C114]&lt;&gt;&quot;∅&quot;;[.C114];&quot;$&quot;)" office:value-type="string" office:string-value="$" calcext:value-type="string">
            <text:p>$</text:p>
          </table:table-cell>
          <table:table-cell table:style-name="ce14" table:formula="of:=IF([.D114]=&quot;yes&quot;;COM.MICROSOFT.CONCAT([.B114];&quot; &quot;;[.F114]);[.B114])" office:value-type="string" office:string-value="public abstract interface class private protected $" calcext:value-type="string">
            <text:p>public abstract interface class private protected $</text:p>
          </table:table-cell>
        </table:table-row>
        <table:table-row table:style-name="ro3">
          <table:table-cell table:style-name="ce8" office:value-type="string" calcext:value-type="string">
            <text:p>BODY15</text:p>
          </table:table-cell>
          <table:table-cell table:style-name="ce10" office:value-type="string" calcext:value-type="string">
            <text:p>interface class static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15]&lt;&gt;&quot;∅&quot;;[.C115];&quot;$&quot;)" office:value-type="string" office:string-value="cc" calcext:value-type="string">
            <text:p>cc</text:p>
          </table:table-cell>
          <table:table-cell table:style-name="ce14" table:formula="of:=IF([.D115]=&quot;yes&quot;;COM.MICROSOFT.CONCAT([.B115];&quot; &quot;;[.F115]);[.B115])" office:value-type="string" office:string-value="interface class static" calcext:value-type="string">
            <text:p>interface class static</text:p>
          </table:table-cell>
        </table:table-row>
        <table:table-row table:style-name="ro3">
          <table:table-cell table:style-name="ce8" office:value-type="string" calcext:value-type="string">
            <text:p>BODY13</text:p>
          </table:table-cell>
          <table:table-cell table:style-name="ce10" office:value-type="string" calcext:value-type="string">
            <text:p>public interface class abstract private protected static</text:p>
          </table:table-cell>
          <table:table-cell table:style-name="ce10" office:value-type="string" calcext:value-type="string">
            <text:p>c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16]&lt;&gt;&quot;∅&quot;;[.C116];&quot;$&quot;)" office:value-type="string" office:string-value="cc" calcext:value-type="string">
            <text:p>cc</text:p>
          </table:table-cell>
          <table:table-cell table:style-name="ce14" table:formula="of:=IF([.D116]=&quot;yes&quot;;COM.MICROSOFT.CONCAT([.B116];&quot; &quot;;[.F116]);[.B116])" office:value-type="string" office:string-value="public interface class abstract private protected static cc" calcext:value-type="string">
            <text:p>public interface class abstract private protected static cc</text:p>
          </table:table-cell>
        </table:table-row>
        <table:table-row table:style-name="ro3">
          <table:table-cell table:style-name="ce8" office:value-type="string" calcext:value-type="string">
            <text:p>AM4</text:p>
          </table:table-cell>
          <table:table-cell table:style-name="ce10" office:value-type="string" calcext:value-type="string">
            <text:p>private protected</text:p>
          </table:table-cell>
          <table:table-cell table:style-name="ce10" office:value-type="string" calcext:value-type="string">
            <text:p>static clas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17]&lt;&gt;&quot;∅&quot;;[.C117];&quot;$&quot;)" office:value-type="string" office:string-value="static class" calcext:value-type="string">
            <text:p>static class</text:p>
          </table:table-cell>
          <table:table-cell table:style-name="ce14" table:formula="of:=IF([.D117]=&quot;yes&quot;;COM.MICROSOFT.CONCAT([.B117];&quot; &quot;;[.F117]);[.B117])" office:value-type="string" office:string-value="private protected" calcext:value-type="string">
            <text:p>private protected</text:p>
          </table:table-cell>
        </table:table-row>
        <table:table-row table:style-name="ro3">
          <table:table-cell table:style-name="ce8" office:value-type="string" calcext:value-type="string">
            <text:p>TOPCLASS</text:p>
          </table:table-cell>
          <table:table-cell table:style-name="ce10" office:value-type="string" calcext:value-type="string">
            <text:p>class private public protected</text:p>
          </table:table-cell>
          <table:table-cell table:style-name="ce10" office:value-type="string" calcext:value-type="string">
            <text:p>∅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18]&lt;&gt;&quot;∅&quot;;[.C118];&quot;$&quot;)" office:value-type="string" office:string-value="$" calcext:value-type="string">
            <text:p>$</text:p>
          </table:table-cell>
          <table:table-cell table:style-name="ce14" table:formula="of:=IF([.D118]=&quot;yes&quot;;COM.MICROSOFT.CONCAT([.B118];&quot; &quot;;[.F118]);[.B118])" office:value-type="string" office:string-value="class private public protected" calcext:value-type="string">
            <text:p>class private public protected</text:p>
          </table:table-cell>
        </table:table-row>
        <table:table-row table:style-name="ro4">
          <table:table-cell table:style-name="ce8" office:value-type="string" calcext:value-type="string">
            <text:p>BODY14</text:p>
          </table:table-cell>
          <table:table-cell table:style-name="ce10" office:value-type="string" calcext:value-type="string">
            <text:p>eq id</text:p>
          </table:table-cell>
          <table:table-cell table:style-name="ce10" office:value-type="string" calcext:value-type="string">
            <text:p>id dt void private public protected static clas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19]&lt;&gt;&quot;∅&quot;;[.C119];&quot;$&quot;)" office:value-type="string" office:string-value="id dt void private public protected static class" calcext:value-type="string">
            <text:p>id dt void private public protected static class</text:p>
          </table:table-cell>
          <table:table-cell table:style-name="ce14" table:formula="of:=IF([.D119]=&quot;yes&quot;;COM.MICROSOFT.CONCAT([.B119];&quot; &quot;;[.F119]);[.B119])" office:value-type="string" office:string-value="eq id" calcext:value-type="string">
            <text:p>eq id</text:p>
          </table:table-cell>
        </table:table-row>
        <table:table-row table:style-name="ro3">
          <table:table-cell table:style-name="ce8" office:value-type="string" calcext:value-type="string">
            <text:p>BODY3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20]&lt;&gt;&quot;∅&quot;;[.C120];&quot;$&quot;)" office:value-type="string" office:string-value="cc" calcext:value-type="string">
            <text:p>cc</text:p>
          </table:table-cell>
          <table:table-cell table:style-name="ce14" table:formula="of:=IF([.D120]=&quot;yes&quot;;COM.MICROSOFT.CONCAT([.B120];&quot; &quot;;[.F120]);[.B120])" office:value-type="string" office:string-value="id" calcext:value-type="string">
            <text:p>id</text:p>
          </table:table-cell>
        </table:table-row>
        <table:table-row table:style-name="ro3">
          <table:table-cell table:style-name="ce8" office:value-type="string" calcext:value-type="string">
            <text:p>BODY4</text:p>
          </table:table-cell>
          <table:table-cell table:style-name="ce10" office:value-type="string" calcext:value-type="string">
            <text:p>ro eq comma sc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21]&lt;&gt;&quot;∅&quot;;[.C121];&quot;$&quot;)" office:value-type="string" office:string-value="cc" calcext:value-type="string">
            <text:p>cc</text:p>
          </table:table-cell>
          <table:table-cell table:style-name="ce14" table:formula="of:=IF([.D121]=&quot;yes&quot;;COM.MICROSOFT.CONCAT([.B121];&quot; &quot;;[.F121]);[.B121])" office:value-type="string" office:string-value="ro eq comma sc" calcext:value-type="string">
            <text:p>ro eq comma sc</text:p>
          </table:table-cell>
        </table:table-row>
        <table:table-row table:style-name="ro4">
          <table:table-cell table:style-name="ce8" office:value-type="string" calcext:value-type="string">
            <text:p>NAC</text:p>
          </table:table-cell>
          <table:table-cell table:style-name="ce10" office:value-type="string" calcext:value-type="string">
            <text:p>abstract</text:p>
          </table:table-cell>
          <table:table-cell table:style-name="ce10" office:value-type="string" calcext:value-type="string">
            <text:p>public interface class abstract private protected static 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22]&lt;&gt;&quot;∅&quot;;[.C122];&quot;$&quot;)" office:value-type="string" office:string-value="public interface class abstract private protected static cc" calcext:value-type="string">
            <text:p>public interface class abstract private protected static cc</text:p>
          </table:table-cell>
          <table:table-cell table:style-name="ce14" table:formula="of:=IF([.D122]=&quot;yes&quot;;COM.MICROSOFT.CONCAT([.B122];&quot; &quot;;[.F122]);[.B122])" office:value-type="string" office:string-value="abstract" calcext:value-type="string">
            <text:p>abstract</text:p>
          </table:table-cell>
        </table:table-row>
        <table:table-row table:style-name="ro3">
          <table:table-cell table:style-name="ce8" office:value-type="string" calcext:value-type="string">
            <text:p>PARENT</text:p>
          </table:table-cell>
          <table:table-cell table:style-name="ce10" office:value-type="string" calcext:value-type="string">
            <text:p>extends implements</text:p>
          </table:table-cell>
          <table:table-cell table:style-name="ce10" office:value-type="string" calcext:value-type="string">
            <text:p>c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23]&lt;&gt;&quot;∅&quot;;[.C123];&quot;$&quot;)" office:value-type="string" office:string-value="co" calcext:value-type="string">
            <text:p>co</text:p>
          </table:table-cell>
          <table:table-cell table:style-name="ce14" table:formula="of:=IF([.D123]=&quot;yes&quot;;COM.MICROSOFT.CONCAT([.B123];&quot; &quot;;[.F123]);[.B123])" office:value-type="string" office:string-value="extends implements co" calcext:value-type="string">
            <text:p>extends implements co</text:p>
          </table:table-cell>
        </table:table-row>
        <table:table-row table:style-name="ro3">
          <table:table-cell table:style-name="ce8" office:value-type="string" calcext:value-type="string">
            <text:p>BODY</text:p>
          </table:table-cell>
          <table:table-cell table:style-name="ce10" office:value-type="string" calcext:value-type="string">
            <text:p>id dt void private public protected static class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24]&lt;&gt;&quot;∅&quot;;[.C124];&quot;$&quot;)" office:value-type="string" office:string-value="cc" calcext:value-type="string">
            <text:p>cc</text:p>
          </table:table-cell>
          <table:table-cell table:style-name="ce14" table:formula="of:=IF([.D124]=&quot;yes&quot;;COM.MICROSOFT.CONCAT([.B124];&quot; &quot;;[.F124]);[.B124])" office:value-type="string" office:string-value="id dt void private public protected static class" calcext:value-type="string">
            <text:p>id dt void private public protected static class</text:p>
          </table:table-cell>
        </table:table-row>
        <table:table-row table:style-name="ro3">
          <table:table-cell table:style-name="ce8" office:value-type="string" calcext:value-type="string">
            <text:p>INTERFACE</text:p>
          </table:table-cell>
          <table:table-cell table:style-name="ce10" office:value-type="string" calcext:value-type="string">
            <text:p>interface public</text:p>
          </table:table-cell>
          <table:table-cell table:style-name="ce10" office:value-type="string" calcext:value-type="string">
            <text:p>∅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25]&lt;&gt;&quot;∅&quot;;[.C125];&quot;$&quot;)" office:value-type="string" office:string-value="$" calcext:value-type="string">
            <text:p>$</text:p>
          </table:table-cell>
          <table:table-cell table:style-name="ce14" table:formula="of:=IF([.D125]=&quot;yes&quot;;COM.MICROSOFT.CONCAT([.B125];&quot; &quot;;[.F125]);[.B125])" office:value-type="string" office:string-value="interface public" calcext:value-type="string">
            <text:p>interface public</text:p>
          </table:table-cell>
        </table:table-row>
        <table:table-row table:style-name="ro3">
          <table:table-cell table:style-name="ce8" office:value-type="string" calcext:value-type="string">
            <text:p>BODY6</text:p>
          </table:table-cell>
          <table:table-cell table:style-name="ce10" office:value-type="string" calcext:value-type="string">
            <text:p>dt class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26]&lt;&gt;&quot;∅&quot;;[.C126];&quot;$&quot;)" office:value-type="string" office:string-value="cc" calcext:value-type="string">
            <text:p>cc</text:p>
          </table:table-cell>
          <table:table-cell table:style-name="ce14" table:formula="of:=IF([.D126]=&quot;yes&quot;;COM.MICROSOFT.CONCAT([.B126];&quot; &quot;;[.F126]);[.B126])" office:value-type="string" office:string-value="dt class" calcext:value-type="string">
            <text:p>dt class</text:p>
          </table:table-cell>
        </table:table-row>
        <table:table-row table:style-name="ro4">
          <table:table-cell table:style-name="ce8" office:value-type="string" calcext:value-type="string">
            <text:p>NESTEDCLASS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void dt id private public protected static clas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27]&lt;&gt;&quot;∅&quot;;[.C127];&quot;$&quot;)" office:value-type="string" office:string-value="void dt id private public protected static class" calcext:value-type="string">
            <text:p>void dt id private public protected static class</text:p>
          </table:table-cell>
          <table:table-cell table:style-name="ce14" table:formula="of:=IF([.D127]=&quot;yes&quot;;COM.MICROSOFT.CONCAT([.B127];&quot; &quot;;[.F127]);[.B127])" office:value-type="string" office:string-value="class" calcext:value-type="string">
            <text:p>class</text:p>
          </table:table-cell>
        </table:table-row>
        <table:table-row table:style-name="ro3">
          <table:table-cell table:style-name="ce8" office:value-type="string" calcext:value-type="string">
            <text:p>BODY7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28]&lt;&gt;&quot;∅&quot;;[.C128];&quot;$&quot;)" office:value-type="string" office:string-value="cc" calcext:value-type="string">
            <text:p>cc</text:p>
          </table:table-cell>
          <table:table-cell table:style-name="ce14" table:formula="of:=IF([.D128]=&quot;yes&quot;;COM.MICROSOFT.CONCAT([.B128];&quot; &quot;;[.F128]);[.B128])" office:value-type="string" office:string-value="id" calcext:value-type="string">
            <text:p>id</text:p>
          </table:table-cell>
        </table:table-row>
        <table:table-row table:style-name="ro3">
          <table:table-cell table:style-name="ce8" office:value-type="string" calcext:value-type="string">
            <text:p>BODY8</text:p>
          </table:table-cell>
          <table:table-cell table:style-name="ce10" office:value-type="string" calcext:value-type="string">
            <text:p>ro eq comma sc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29]&lt;&gt;&quot;∅&quot;;[.C129];&quot;$&quot;)" office:value-type="string" office:string-value="cc" calcext:value-type="string">
            <text:p>cc</text:p>
          </table:table-cell>
          <table:table-cell table:style-name="ce14" table:formula="of:=IF([.D129]=&quot;yes&quot;;COM.MICROSOFT.CONCAT([.B129];&quot; &quot;;[.F129]);[.B129])" office:value-type="string" office:string-value="ro eq comma sc" calcext:value-type="string">
            <text:p>ro eq comma sc</text:p>
          </table:table-cell>
        </table:table-row>
        <table:table-row table:style-name="ro3">
          <table:table-cell table:style-name="ce8" office:value-type="string" calcext:value-type="string">
            <text:p>BODY5</text:p>
          </table:table-cell>
          <table:table-cell table:style-name="ce10" office:value-type="string" calcext:value-type="string">
            <text:p>dt id private public protected static class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30]&lt;&gt;&quot;∅&quot;;[.C130];&quot;$&quot;)" office:value-type="string" office:string-value="cc" calcext:value-type="string">
            <text:p>cc</text:p>
          </table:table-cell>
          <table:table-cell table:style-name="ce14" table:formula="of:=IF([.D130]=&quot;yes&quot;;COM.MICROSOFT.CONCAT([.B130];&quot; &quot;;[.F130]);[.B130])" office:value-type="string" office:string-value="dt id private public protected static class" calcext:value-type="string">
            <text:p>dt id private public protected static class</text:p>
          </table:table-cell>
        </table:table-row>
        <table:table-row table:style-name="ro4">
          <table:table-cell table:style-name="ce8" office:value-type="string" calcext:value-type="string">
            <text:p>ABSTRACTCLASS</text:p>
          </table:table-cell>
          <table:table-cell table:style-name="ce10" office:value-type="string" calcext:value-type="string">
            <text:p>abstract</text:p>
          </table:table-cell>
          <table:table-cell table:style-name="ce10" office:value-type="string" calcext:value-type="string">
            <text:p>public abstract interface class private protected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1" table:formula="of:=IF([.C131]&lt;&gt;&quot;∅&quot;;[.C131];&quot;$&quot;)" office:value-type="string" office:string-value="public abstract interface class private protected" calcext:value-type="string">
            <text:p>public abstract interface class private protected</text:p>
          </table:table-cell>
          <table:table-cell table:style-name="ce14" table:formula="of:=IF([.D131]=&quot;yes&quot;;COM.MICROSOFT.CONCAT([.B131];&quot; &quot;;[.F131]);[.B131])" office:value-type="string" office:string-value="abstract" calcext:value-type="string">
            <text:p>abstract</text:p>
          </table:table-cell>
        </table:table-row>
        <table:table-row table:style-name="ro3">
          <table:table-cell table:style-name="ce8" office:value-type="string" calcext:value-type="string">
            <text:p>AM2</text:p>
          </table:table-cell>
          <table:table-cell table:style-name="ce10" office:value-type="string" calcext:value-type="string">
            <text:p>public</text:p>
          </table:table-cell>
          <table:table-cell table:style-name="ce10" office:value-type="string" calcext:value-type="string">
            <text:p>interface clas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32]&lt;&gt;&quot;∅&quot;;[.C132];&quot;$&quot;)" office:value-type="string" office:string-value="interface class" calcext:value-type="string">
            <text:p>interface class</text:p>
          </table:table-cell>
          <table:table-cell table:style-name="ce14" table:formula="of:=IF([.D132]=&quot;yes&quot;;COM.MICROSOFT.CONCAT([.B132];&quot; &quot;;[.F132]);[.B132])" office:value-type="string" office:string-value="public interface class" calcext:value-type="string">
            <text:p>public interface class</text:p>
          </table:table-cell>
        </table:table-row>
        <table:table-row table:style-name="ro3">
          <table:table-cell table:style-name="ce8" office:value-type="string" calcext:value-type="string">
            <text:p>PS</text:p>
          </table:table-cell>
          <table:table-cell table:style-name="ce10" office:value-type="string" calcext:value-type="string">
            <text:p>private public protected static</text:p>
          </table:table-cell>
          <table:table-cell table:style-name="ce10" office:value-type="string" calcext:value-type="string">
            <text:p>dt void clas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33]&lt;&gt;&quot;∅&quot;;[.C133];&quot;$&quot;)" office:value-type="string" office:string-value="dt void class" calcext:value-type="string">
            <text:p>dt void class</text:p>
          </table:table-cell>
          <table:table-cell table:style-name="ce14" table:formula="of:=IF([.D133]=&quot;yes&quot;;COM.MICROSOFT.CONCAT([.B133];&quot; &quot;;[.F133]);[.B133])" office:value-type="string" office:string-value="private public protected static dt void class" calcext:value-type="string">
            <text:p>private public protected static dt void class</text:p>
          </table:table-cell>
        </table:table-row>
        <table:table-row table:style-name="ro3">
          <table:table-cell table:style-name="ce8" office:value-type="string" calcext:value-type="string">
            <text:p>BODY2</text:p>
          </table:table-cell>
          <table:table-cell table:style-name="ce10" office:value-type="string" calcext:value-type="string">
            <text:p>dt void class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34]&lt;&gt;&quot;∅&quot;;[.C134];&quot;$&quot;)" office:value-type="string" office:string-value="cc" calcext:value-type="string">
            <text:p>cc</text:p>
          </table:table-cell>
          <table:table-cell table:style-name="ce14" table:formula="of:=IF([.D134]=&quot;yes&quot;;COM.MICROSOFT.CONCAT([.B134];&quot; &quot;;[.F134]);[.B134])" office:value-type="string" office:string-value="dt void class" calcext:value-type="string">
            <text:p>dt void class</text:p>
          </table:table-cell>
        </table:table-row>
        <table:table-row table:style-name="ro3">
          <table:table-cell table:style-name="ce8" office:value-type="string" calcext:value-type="string">
            <text:p>BODY9</text:p>
          </table:table-cell>
          <table:table-cell table:style-name="ce10" office:value-type="string" calcext:value-type="string">
            <text:p>dt void id private public protected static class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35]&lt;&gt;&quot;∅&quot;;[.C135];&quot;$&quot;)" office:value-type="string" office:string-value="cc" calcext:value-type="string">
            <text:p>cc</text:p>
          </table:table-cell>
          <table:table-cell table:style-name="ce14" table:formula="of:=IF([.D135]=&quot;yes&quot;;COM.MICROSOFT.CONCAT([.B135];&quot; &quot;;[.F135]);[.B135])" office:value-type="string" office:string-value="dt void id private public protected static class" calcext:value-type="string">
            <text:p>dt void id private public protected static class</text:p>
          </table:table-cell>
        </table:table-row>
        <table:table-row table:style-name="ro4">
          <table:table-cell table:style-name="ce8" office:value-type="string" calcext:value-type="string">
            <text:p>MAIN</text:p>
          </table:table-cell>
          <table:table-cell table:style-name="ce10" office:value-type="string" calcext:value-type="string">
            <text:p>public</text:p>
          </table:table-cell>
          <table:table-cell table:style-name="ce10" office:value-type="string" calcext:value-type="string">
            <text:p>public interface class abstract private protected static 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36]&lt;&gt;&quot;∅&quot;;[.C136];&quot;$&quot;)" office:value-type="string" office:string-value="public interface class abstract private protected static cc" calcext:value-type="string">
            <text:p>public interface class abstract private protected static cc</text:p>
          </table:table-cell>
          <table:table-cell table:style-name="ce14" table:formula="of:=IF([.D136]=&quot;yes&quot;;COM.MICROSOFT.CONCAT([.B136];&quot; &quot;;[.F136]);[.B136])" office:value-type="string" office:string-value="public" calcext:value-type="string">
            <text:p>public</text:p>
          </table:table-cell>
        </table:table-row>
        <table:table-row table:style-name="ro3">
          <table:table-cell table:style-name="ce8" office:value-type="string" calcext:value-type="string">
            <text:p>SLS</text:p>
          </table:table-cell>
          <table:table-cell table:style-name="ce10" office:value-type="string" calcext:value-type="string">
            <text:p>id dt if try pp mm</text:p>
          </table:table-cell>
          <table:table-cell table:style-name="ce10" office:value-type="string" calcext:value-type="string">
            <text:p>id dt if try pp mm cc r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37]&lt;&gt;&quot;∅&quot;;[.C137];&quot;$&quot;)" office:value-type="string" office:string-value="id dt if try pp mm cc rc" calcext:value-type="string">
            <text:p>id dt if try pp mm cc rc</text:p>
          </table:table-cell>
          <table:table-cell table:style-name="ce14" table:formula="of:=IF([.D137]=&quot;yes&quot;;COM.MICROSOFT.CONCAT([.B137];&quot; &quot;;[.F137]);[.B137])" office:value-type="string" office:string-value="id dt if try pp mm" calcext:value-type="string">
            <text:p>id dt if try pp mm</text:p>
          </table:table-cell>
        </table:table-row>
        <table:table-row table:style-name="ro3">
          <table:table-cell table:style-name="ce8" office:value-type="string" calcext:value-type="string">
            <text:p>X14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38]&lt;&gt;&quot;∅&quot;;[.C138];&quot;$&quot;)" office:value-type="string" office:string-value="sc" calcext:value-type="string">
            <text:p>sc</text:p>
          </table:table-cell>
          <table:table-cell table:style-name="ce14" table:formula="of:=IF([.D138]=&quot;yes&quot;;COM.MICROSOFT.CONCAT([.B138];&quot; &quot;;[.F138]);[.B138])" office:value-type="string" office:string-value="id" calcext:value-type="string">
            <text:p>id</text:p>
          </table:table-cell>
        </table:table-row>
        <table:table-row table:style-name="ro4">
          <table:table-cell table:style-name="ce8" office:value-type="string" calcext:value-type="string">
            <text:p>ARRDEC</text:p>
          </table:table-cell>
          <table:table-cell table:style-name="ce10" office:value-type="string" calcext:value-type="string">
            <text:p>∅</text:p>
          </table:table-cell>
          <table:table-cell table:style-name="ce10" office:value-type="string" calcext:value-type="string">
            <text:p>sc void dt id private public protected static clas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39]&lt;&gt;&quot;∅&quot;;[.C139];&quot;$&quot;)" office:value-type="string" office:string-value="sc void dt id private public protected static class" calcext:value-type="string">
            <text:p>sc void dt id private public protected static class</text:p>
          </table:table-cell>
          <table:table-cell table:style-name="ce14" table:formula="of:=IF([.D139]=&quot;yes&quot;;COM.MICROSOFT.CONCAT([.B139];&quot; &quot;;[.F139]);[.B139])" office:value-type="string" office:string-value="∅" calcext:value-type="string">
            <text:p>∅</text:p>
          </table:table-cell>
        </table:table-row>
        <table:table-row table:style-name="ro3">
          <table:table-cell table:style-name="ce8" office:value-type="string" calcext:value-type="string">
            <text:p>X15A</text:p>
          </table:table-cell>
          <table:table-cell table:style-name="ce10" office:value-type="string" calcext:value-type="string">
            <text:p>pp mm eq</text:p>
          </table:table-cell>
          <table:table-cell table:style-name="ce10" office:value-type="string" calcext:value-type="string">
            <text:p>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40]&lt;&gt;&quot;∅&quot;;[.C140];&quot;$&quot;)" office:value-type="string" office:string-value="sc" calcext:value-type="string">
            <text:p>sc</text:p>
          </table:table-cell>
          <table:table-cell table:style-name="ce14" table:formula="of:=IF([.D140]=&quot;yes&quot;;COM.MICROSOFT.CONCAT([.B140];&quot; &quot;;[.F140]);[.B140])" office:value-type="string" office:string-value="pp mm eq" calcext:value-type="string">
            <text:p>pp mm eq</text:p>
          </table:table-cell>
        </table:table-row>
        <table:table-row table:style-name="ro4">
          <table:table-cell table:style-name="ce8" office:value-type="string" calcext:value-type="string">
            <text:p>OBJDEC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sc dt void id private public protected static clas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41]&lt;&gt;&quot;∅&quot;;[.C141];&quot;$&quot;)" office:value-type="string" office:string-value="sc dt void id private public protected static class" calcext:value-type="string">
            <text:p>sc dt void id private public protected static class</text:p>
          </table:table-cell>
          <table:table-cell table:style-name="ce14" table:formula="of:=IF([.D141]=&quot;yes&quot;;COM.MICROSOFT.CONCAT([.B141];&quot; &quot;;[.F141]);[.B141])" office:value-type="string" office:string-value="id" calcext:value-type="string">
            <text:p>id</text:p>
          </table:table-cell>
        </table:table-row>
        <table:table-row table:style-name="ro3">
          <table:table-cell table:style-name="ce8" office:value-type="string" calcext:value-type="string">
            <text:p>INCDEC2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∅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42]&lt;&gt;&quot;∅&quot;;[.C142];&quot;$&quot;)" office:value-type="string" office:string-value="$" calcext:value-type="string">
            <text:p>$</text:p>
          </table:table-cell>
          <table:table-cell table:style-name="ce14" table:formula="of:=IF([.D142]=&quot;yes&quot;;COM.MICROSOFT.CONCAT([.B142];&quot; &quot;;[.F142]);[.B142])" office:value-type="string" office:string-value="id" calcext:value-type="string">
            <text:p>id</text:p>
          </table:table-cell>
        </table:table-row>
        <table:table-row table:style-name="ro3">
          <table:table-cell table:style-name="ce8" office:value-type="string" calcext:value-type="string">
            <text:p>FDEC</text:p>
          </table:table-cell>
          <table:table-cell table:style-name="ce10" office:value-type="string" calcext:value-type="string">
            <text:p>private public protected static dt void</text:p>
          </table:table-cell>
          <table:table-cell table:style-name="ce10" office:value-type="string" calcext:value-type="string">
            <text:p>∅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43]&lt;&gt;&quot;∅&quot;;[.C143];&quot;$&quot;)" office:value-type="string" office:string-value="$" calcext:value-type="string">
            <text:p>$</text:p>
          </table:table-cell>
          <table:table-cell table:style-name="ce14" table:formula="of:=IF([.D143]=&quot;yes&quot;;COM.MICROSOFT.CONCAT([.B143];&quot; &quot;;[.F143]);[.B143])" office:value-type="string" office:string-value="private public protected static dt void" calcext:value-type="string">
            <text:p>private public protected static dt void</text:p>
          </table:table-cell>
        </table:table-row>
        <table:table-row table:style-name="ro3">
          <table:table-cell table:style-name="ce8" office:value-type="string" calcext:value-type="string">
            <text:p>AM</text:p>
          </table:table-cell>
          <table:table-cell table:style-name="ce10" office:value-type="string" calcext:value-type="string">
            <text:p>private public protected</text:p>
          </table:table-cell>
          <table:table-cell table:style-name="ce10" office:value-type="string" calcext:value-type="string">
            <text:p>class static dt void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44]&lt;&gt;&quot;∅&quot;;[.C144];&quot;$&quot;)" office:value-type="string" office:string-value="class static dt void" calcext:value-type="string">
            <text:p>class static dt void</text:p>
          </table:table-cell>
          <table:table-cell table:style-name="ce14" table:formula="of:=IF([.D144]=&quot;yes&quot;;COM.MICROSOFT.CONCAT([.B144];&quot; &quot;;[.F144]);[.B144])" office:value-type="string" office:string-value="private public protected class static dt void" calcext:value-type="string">
            <text:p>private public protected class static dt void</text:p>
          </table:table-cell>
        </table:table-row>
        <table:table-row table:style-name="ro4">
          <table:table-cell table:style-name="ce8" office:value-type="string" calcext:value-type="string">
            <text:p>X1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dt static viod id if try pp mm return 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45]&lt;&gt;&quot;∅&quot;;[.C145];&quot;$&quot;)" office:value-type="string" office:string-value="dt static viod id if try pp mm return cc" calcext:value-type="string">
            <text:p>dt static viod id if try pp mm return cc</text:p>
          </table:table-cell>
          <table:table-cell table:style-name="ce14" table:formula="of:=IF([.D145]=&quot;yes&quot;;COM.MICROSOFT.CONCAT([.B145];&quot; &quot;;[.F145]);[.B145])" office:value-type="string" office:string-value="id" calcext:value-type="string">
            <text:p>id</text:p>
          </table:table-cell>
        </table:table-row>
        <table:table-row table:style-name="ro3">
          <table:table-cell table:style-name="ce8" office:value-type="string" calcext:value-type="string">
            <text:p>Y2</text:p>
          </table:table-cell>
          <table:table-cell table:style-name="ce10" office:value-type="string" calcext:value-type="string">
            <text:p>comma</text:p>
          </table:table-cell>
          <table:table-cell table:style-name="ce10" office:value-type="string" calcext:value-type="string">
            <text:p>r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46]&lt;&gt;&quot;∅&quot;;[.C146];&quot;$&quot;)" office:value-type="string" office:string-value="rc" calcext:value-type="string">
            <text:p>rc</text:p>
          </table:table-cell>
          <table:table-cell table:style-name="ce14" table:formula="of:=IF([.D146]=&quot;yes&quot;;COM.MICROSOFT.CONCAT([.B146];&quot; &quot;;[.F146]);[.B146])" office:value-type="string" office:string-value="comma rc" calcext:value-type="string">
            <text:p>comma rc</text:p>
          </table:table-cell>
        </table:table-row>
        <table:table-row table:style-name="ro3">
          <table:table-cell table:style-name="ce8" office:value-type="string" calcext:value-type="string">
            <text:p>AM3</text:p>
          </table:table-cell>
          <table:table-cell table:number-columns-repeated="2" table:style-name="ce10" office:value-type="string" calcext:value-type="string">
            <text:p>∅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47]&lt;&gt;&quot;∅&quot;;[.C147];&quot;$&quot;)" office:value-type="string" office:string-value="$" calcext:value-type="string">
            <text:p>$</text:p>
          </table:table-cell>
          <table:table-cell table:style-name="ce14" table:formula="of:=IF([.D147]=&quot;yes&quot;;COM.MICROSOFT.CONCAT([.B147];&quot; &quot;;[.F147]);[.B147])" office:value-type="string" office:string-value="∅" calcext:value-type="string">
            <text:p>∅</text:p>
          </table:table-cell>
        </table:table-row>
        <table:table-row table:style-name="ro3">
          <table:table-cell table:style-name="ce8" office:value-type="string" calcext:value-type="string">
            <text:p>ST</text:p>
          </table:table-cell>
          <table:table-cell table:style-name="ce10" office:value-type="string" calcext:value-type="string">
            <text:p>static</text:p>
          </table:table-cell>
          <table:table-cell table:style-name="ce10" office:value-type="string" calcext:value-type="string">
            <text:p>class dt void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48]&lt;&gt;&quot;∅&quot;;[.C148];&quot;$&quot;)" office:value-type="string" office:string-value="class dt void" calcext:value-type="string">
            <text:p>class dt void</text:p>
          </table:table-cell>
          <table:table-cell table:style-name="ce14" table:formula="of:=IF([.D148]=&quot;yes&quot;;COM.MICROSOFT.CONCAT([.B148];&quot; &quot;;[.F148]);[.B148])" office:value-type="string" office:string-value="static class dt void" calcext:value-type="string">
            <text:p>static class dt void</text:p>
          </table:table-cell>
        </table:table-row>
        <table:table-row table:style-name="ro4">
          <table:table-cell table:style-name="ce8" office:value-type="string" calcext:value-type="string">
            <text:p>RTYPE</text:p>
          </table:table-cell>
          <table:table-cell table:style-name="ce10" office:value-type="string" calcext:value-type="string">
            <text:p>dt void</text:p>
          </table:table-cell>
          <table:table-cell table:style-name="ce10" office:value-type="string" calcext:value-type="string">
            <text:p>dt static viod id if try pp mm return 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49]&lt;&gt;&quot;∅&quot;;[.C149];&quot;$&quot;)" office:value-type="string" office:string-value="dt static viod id if try pp mm return cc" calcext:value-type="string">
            <text:p>dt static viod id if try pp mm return cc</text:p>
          </table:table-cell>
          <table:table-cell table:style-name="ce14" table:formula="of:=IF([.D149]=&quot;yes&quot;;COM.MICROSOFT.CONCAT([.B149];&quot; &quot;;[.F149]);[.B149])" office:value-type="string" office:string-value="dt void" calcext:value-type="string">
            <text:p>dt void</text:p>
          </table:table-cell>
        </table:table-row>
        <table:table-row table:style-name="ro5">
          <table:table-cell table:style-name="ce8" office:value-type="string" calcext:value-type="string">
            <text:p>X12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return cc viod if try pp mm id dt void private public protected static clas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50]&lt;&gt;&quot;∅&quot;;[.C150];&quot;$&quot;)" office:value-type="string" office:string-value="return cc viod if try pp mm id dt void private public protected static class" calcext:value-type="string">
            <text:p>return cc viod if try pp mm id dt void private public protected static class</text:p>
          </table:table-cell>
          <table:table-cell table:style-name="ce14" table:formula="of:=IF([.D150]=&quot;yes&quot;;COM.MICROSOFT.CONCAT([.B150];&quot; &quot;;[.F150]);[.B150])" office:value-type="string" office:string-value="id" calcext:value-type="string">
            <text:p>id</text:p>
          </table:table-cell>
        </table:table-row>
        <table:table-row table:style-name="ro3">
          <table:table-cell table:style-name="ce8" office:value-type="string" calcext:value-type="string">
            <text:p>B1A</text:p>
          </table:table-cell>
          <table:table-cell table:style-name="ce10" office:value-type="string" calcext:value-type="string">
            <text:p>dt static viod id if try pp mm</text:p>
          </table:table-cell>
          <table:table-cell table:style-name="ce10" office:value-type="string" calcext:value-type="string">
            <text:p>return c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51]&lt;&gt;&quot;∅&quot;;[.C151];&quot;$&quot;)" office:value-type="string" office:string-value="return cc" calcext:value-type="string">
            <text:p>return cc</text:p>
          </table:table-cell>
          <table:table-cell table:style-name="ce14" table:formula="of:=IF([.D151]=&quot;yes&quot;;COM.MICROSOFT.CONCAT([.B151];&quot; &quot;;[.F151]);[.B151])" office:value-type="string" office:string-value="dt static viod id if try pp mm return cc" calcext:value-type="string">
            <text:p>dt static viod id if try pp mm return cc</text:p>
          </table:table-cell>
        </table:table-row>
        <table:table-row table:style-name="ro4">
          <table:table-cell table:style-name="ce8" office:value-type="string" calcext:value-type="string">
            <text:p>B1B</text:p>
          </table:table-cell>
          <table:table-cell table:style-name="ce10" office:value-type="string" calcext:value-type="string">
            <text:p>id sqo</text:p>
          </table:table-cell>
          <table:table-cell table:style-name="ce10" office:value-type="string" calcext:value-type="string">
            <text:p>dt static viod id if try pp mm return 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52]&lt;&gt;&quot;∅&quot;;[.C152];&quot;$&quot;)" office:value-type="string" office:string-value="dt static viod id if try pp mm return cc" calcext:value-type="string">
            <text:p>dt static viod id if try pp mm return cc</text:p>
          </table:table-cell>
          <table:table-cell table:style-name="ce14" table:formula="of:=IF([.D152]=&quot;yes&quot;;COM.MICROSOFT.CONCAT([.B152];&quot; &quot;;[.F152]);[.B152])" office:value-type="string" office:string-value="id sqo" calcext:value-type="string">
            <text:p>id sqo</text:p>
          </table:table-cell>
        </table:table-row>
        <table:table-row table:style-name="ro4">
          <table:table-cell table:style-name="ce8" office:value-type="string" calcext:value-type="string">
            <text:p>B1C</text:p>
          </table:table-cell>
          <table:table-cell table:style-name="ce10" office:value-type="string" calcext:value-type="string">
            <text:p>ro eq comma sc</text:p>
          </table:table-cell>
          <table:table-cell table:style-name="ce10" office:value-type="string" calcext:value-type="string">
            <text:p>dt static viod id if try pp mm return 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53]&lt;&gt;&quot;∅&quot;;[.C153];&quot;$&quot;)" office:value-type="string" office:string-value="dt static viod id if try pp mm return cc" calcext:value-type="string">
            <text:p>dt static viod id if try pp mm return cc</text:p>
          </table:table-cell>
          <table:table-cell table:style-name="ce14" table:formula="of:=IF([.D153]=&quot;yes&quot;;COM.MICROSOFT.CONCAT([.B153];&quot; &quot;;[.F153]);[.B153])" office:value-type="string" office:string-value="ro eq comma sc" calcext:value-type="string">
            <text:p>ro eq comma sc</text:p>
          </table:table-cell>
        </table:table-row>
        <table:table-row table:style-name="ro3">
          <table:table-cell table:style-name="ce8" office:value-type="string" calcext:value-type="string">
            <text:p>Y1</text:p>
          </table:table-cell>
          <table:table-cell table:style-name="ce10" office:value-type="string" calcext:value-type="string">
            <text:p>dt</text:p>
          </table:table-cell>
          <table:table-cell table:style-name="ce10" office:value-type="string" calcext:value-type="string">
            <text:p>r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54]&lt;&gt;&quot;∅&quot;;[.C154];&quot;$&quot;)" office:value-type="string" office:string-value="rc" calcext:value-type="string">
            <text:p>rc</text:p>
          </table:table-cell>
          <table:table-cell table:style-name="ce14" table:formula="of:=IF([.D154]=&quot;yes&quot;;COM.MICROSOFT.CONCAT([.B154];&quot; &quot;;[.F154]);[.B154])" office:value-type="string" office:string-value="dt rc" calcext:value-type="string">
            <text:p>dt rc</text:p>
          </table:table-cell>
        </table:table-row>
        <table:table-row table:style-name="ro3">
          <table:table-cell table:style-name="ce8" office:value-type="string" calcext:value-type="string">
            <text:p>B1</text:p>
          </table:table-cell>
          <table:table-cell table:style-name="ce10" office:value-type="string" calcext:value-type="string">
            <text:p>return dt static viod id if try pp mm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55]&lt;&gt;&quot;∅&quot;;[.C155];&quot;$&quot;)" office:value-type="string" office:string-value="cc" calcext:value-type="string">
            <text:p>cc</text:p>
          </table:table-cell>
          <table:table-cell table:style-name="ce14" table:formula="of:=IF([.D155]=&quot;yes&quot;;COM.MICROSOFT.CONCAT([.B155];&quot; &quot;;[.F155]);[.B155])" office:value-type="string" office:string-value="return dt static viod id if try pp mm" calcext:value-type="string">
            <text:p>return dt static viod id if try pp mm</text:p>
          </table:table-cell>
        </table:table-row>
        <table:table-row table:style-name="ro4">
          <table:table-cell table:style-name="ce8" office:value-type="string" calcext:value-type="string">
            <text:p>SLS2</text:p>
          </table:table-cell>
          <table:table-cell table:style-name="ce10" office:value-type="string" calcext:value-type="string">
            <text:p>id if try pp mm</text:p>
          </table:table-cell>
          <table:table-cell table:style-name="ce10" office:value-type="string" calcext:value-type="string">
            <text:p>dt static viod id if try pp mm return 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56]&lt;&gt;&quot;∅&quot;;[.C156];&quot;$&quot;)" office:value-type="string" office:string-value="dt static viod id if try pp mm return cc" calcext:value-type="string">
            <text:p>dt static viod id if try pp mm return cc</text:p>
          </table:table-cell>
          <table:table-cell table:style-name="ce14" table:formula="of:=IF([.D156]=&quot;yes&quot;;COM.MICROSOFT.CONCAT([.B156];&quot; &quot;;[.F156]);[.B156])" office:value-type="string" office:string-value="id if try pp mm" calcext:value-type="string">
            <text:p>id if try pp mm</text:p>
          </table:table-cell>
        </table:table-row>
        <table:table-row table:style-name="ro4">
          <table:table-cell table:style-name="ce8" office:value-type="string" calcext:value-type="string">
            <text:p>WHILEST</text:p>
          </table:table-cell>
          <table:table-cell table:style-name="ce10" office:value-type="string" calcext:value-type="string">
            <text:p>∅</text:p>
          </table:table-cell>
          <table:table-cell table:style-name="ce10" office:value-type="string" calcext:value-type="string">
            <text:p>static viod return id dt if try pp mm cc r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57]&lt;&gt;&quot;∅&quot;;[.C157];&quot;$&quot;)" office:value-type="string" office:string-value="static viod return id dt if try pp mm cc rc" calcext:value-type="string">
            <text:p>static viod return id dt if try pp mm cc rc</text:p>
          </table:table-cell>
          <table:table-cell table:style-name="ce14" table:formula="of:=IF([.D157]=&quot;yes&quot;;COM.MICROSOFT.CONCAT([.B157];&quot; &quot;;[.F157]);[.B157])" office:value-type="string" office:string-value="∅" calcext:value-type="string">
            <text:p>∅</text:p>
          </table:table-cell>
        </table:table-row>
        <table:table-row table:style-name="ro4">
          <table:table-cell table:style-name="ce8" office:value-type="string" calcext:value-type="string">
            <text:p>FORST</text:p>
          </table:table-cell>
          <table:table-cell table:style-name="ce10" office:value-type="string" calcext:value-type="string">
            <text:p>∅</text:p>
          </table:table-cell>
          <table:table-cell table:style-name="ce10" office:value-type="string" calcext:value-type="string">
            <text:p>static viod return id dt if try pp mm cc r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58]&lt;&gt;&quot;∅&quot;;[.C158];&quot;$&quot;)" office:value-type="string" office:string-value="static viod return id dt if try pp mm cc rc" calcext:value-type="string">
            <text:p>static viod return id dt if try pp mm cc rc</text:p>
          </table:table-cell>
          <table:table-cell table:style-name="ce14" table:formula="of:=IF([.D158]=&quot;yes&quot;;COM.MICROSOFT.CONCAT([.B158];&quot; &quot;;[.F158]);[.B158])" office:value-type="string" office:string-value="∅" calcext:value-type="string">
            <text:p>∅</text:p>
          </table:table-cell>
        </table:table-row>
        <table:table-row table:style-name="ro3">
          <table:table-cell table:style-name="ce8" office:value-type="string" calcext:value-type="string">
            <text:p>X15</text:p>
          </table:table-cell>
          <table:table-cell table:style-name="ce10" office:value-type="string" calcext:value-type="string">
            <text:p>dot id ro sqo</text:p>
          </table:table-cell>
          <table:table-cell table:style-name="ce10" office:value-type="string" calcext:value-type="string">
            <text:p>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59]&lt;&gt;&quot;∅&quot;;[.C159];&quot;$&quot;)" office:value-type="string" office:string-value="sc" calcext:value-type="string">
            <text:p>sc</text:p>
          </table:table-cell>
          <table:table-cell table:style-name="ce14" table:formula="of:=IF([.D159]=&quot;yes&quot;;COM.MICROSOFT.CONCAT([.B159];&quot; &quot;;[.F159]);[.B159])" office:value-type="string" office:string-value="dot id ro sqo" calcext:value-type="string">
            <text:p>dot id ro sqo</text:p>
          </table:table-cell>
        </table:table-row>
        <table:table-row table:style-name="ro3">
          <table:table-cell table:style-name="ce8" office:value-type="string" calcext:value-type="string">
            <text:p>FOR</text:p>
          </table:table-cell>
          <table:table-cell table:style-name="ce10" office:value-type="string" calcext:value-type="string">
            <text:p>for</text:p>
          </table:table-cell>
          <table:table-cell table:style-name="ce10" office:value-type="string" calcext:value-type="string">
            <text:p>∅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60]&lt;&gt;&quot;∅&quot;;[.C160];&quot;$&quot;)" office:value-type="string" office:string-value="$" calcext:value-type="string">
            <text:p>$</text:p>
          </table:table-cell>
          <table:table-cell table:style-name="ce14" table:formula="of:=IF([.D160]=&quot;yes&quot;;COM.MICROSOFT.CONCAT([.B160];&quot; &quot;;[.F160]);[.B160])" office:value-type="string" office:string-value="for" calcext:value-type="string">
            <text:p>for</text:p>
          </table:table-cell>
        </table:table-row>
        <table:table-row table:style-name="ro3">
          <table:table-cell table:style-name="ce8" office:value-type="string" calcext:value-type="string">
            <text:p>INIT3</text:p>
          </table:table-cell>
          <table:table-cell table:style-name="ce10" office:value-type="string" calcext:value-type="string">
            <text:p>dt sc id</text:p>
          </table:table-cell>
          <table:table-cell table:style-name="ce10" office:value-type="string" calcext:value-type="string">
            <text:p>const ro id pp mm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61]&lt;&gt;&quot;∅&quot;;[.C161];&quot;$&quot;)" office:value-type="string" office:string-value="const ro id pp mm sc" calcext:value-type="string">
            <text:p>const ro id pp mm sc</text:p>
          </table:table-cell>
          <table:table-cell table:style-name="ce14" table:formula="of:=IF([.D161]=&quot;yes&quot;;COM.MICROSOFT.CONCAT([.B161];&quot; &quot;;[.F161]);[.B161])" office:value-type="string" office:string-value="dt sc id" calcext:value-type="string">
            <text:p>dt sc id</text:p>
          </table:table-cell>
        </table:table-row>
        <table:table-row table:style-name="ro3">
          <table:table-cell table:style-name="ce8" office:value-type="string" calcext:value-type="string">
            <text:p>OPERATORS</text:p>
          </table:table-cell>
          <table:table-cell table:style-name="ce10" office:value-type="string" calcext:value-type="string">
            <text:p>ror eq not</text:p>
          </table:table-cell>
          <table:table-cell table:style-name="ce10" office:value-type="string" calcext:value-type="string">
            <text:p>const ro id pp m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62]&lt;&gt;&quot;∅&quot;;[.C162];&quot;$&quot;)" office:value-type="string" office:string-value="const ro id pp mm" calcext:value-type="string">
            <text:p>const ro id pp mm</text:p>
          </table:table-cell>
          <table:table-cell table:style-name="ce14" table:formula="of:=IF([.D162]=&quot;yes&quot;;COM.MICROSOFT.CONCAT([.B162];&quot; &quot;;[.F162]);[.B162])" office:value-type="string" office:string-value="ror eq not" calcext:value-type="string">
            <text:p>ror eq not</text:p>
          </table:table-cell>
        </table:table-row>
        <table:table-row table:style-name="ro3">
          <table:table-cell table:style-name="ce8" office:value-type="string" calcext:value-type="string">
            <text:p>INCDEC3</text:p>
          </table:table-cell>
          <table:table-cell table:style-name="ce10" office:value-type="string" calcext:value-type="string">
            <text:p>id pp mm</text:p>
          </table:table-cell>
          <table:table-cell table:style-name="ce10" office:value-type="string" calcext:value-type="string">
            <text:p>r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63]&lt;&gt;&quot;∅&quot;;[.C163];&quot;$&quot;)" office:value-type="string" office:string-value="rc" calcext:value-type="string">
            <text:p>rc</text:p>
          </table:table-cell>
          <table:table-cell table:style-name="ce14" table:formula="of:=IF([.D163]=&quot;yes&quot;;COM.MICROSOFT.CONCAT([.B163];&quot; &quot;;[.F163]);[.B163])" office:value-type="string" office:string-value="id pp mm rc" calcext:value-type="string">
            <text:p>id pp mm rc</text:p>
          </table:table-cell>
        </table:table-row>
        <table:table-row table:style-name="ro3">
          <table:table-cell table:style-name="ce8" office:value-type="string" calcext:value-type="string">
            <text:p>COND4</text:p>
          </table:table-cell>
          <table:table-cell table:style-name="ce10" office:value-type="string" calcext:value-type="string">
            <text:p>eq pp mm</text:p>
          </table:table-cell>
          <table:table-cell table:style-name="ce10" office:value-type="string" calcext:value-type="string">
            <text:p>r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64]&lt;&gt;&quot;∅&quot;;[.C164];&quot;$&quot;)" office:value-type="string" office:string-value="rc" calcext:value-type="string">
            <text:p>rc</text:p>
          </table:table-cell>
          <table:table-cell table:style-name="ce14" table:formula="of:=IF([.D164]=&quot;yes&quot;;COM.MICROSOFT.CONCAT([.B164];&quot; &quot;;[.F164]);[.B164])" office:value-type="string" office:string-value="eq pp mm" calcext:value-type="string">
            <text:p>eq pp mm</text:p>
          </table:table-cell>
        </table:table-row>
        <table:table-row table:style-name="ro3">
          <table:table-cell table:style-name="ce8" office:value-type="string" calcext:value-type="string">
            <text:p>COND2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∅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65]&lt;&gt;&quot;∅&quot;;[.C165];&quot;$&quot;)" office:value-type="string" office:string-value="$" calcext:value-type="string">
            <text:p>$</text:p>
          </table:table-cell>
          <table:table-cell table:style-name="ce14" table:formula="of:=IF([.D165]=&quot;yes&quot;;COM.MICROSOFT.CONCAT([.B165];&quot; &quot;;[.F165]);[.B165])" office:value-type="string" office:string-value="id" calcext:value-type="string">
            <text:p>id</text:p>
          </table:table-cell>
        </table:table-row>
        <table:table-row table:style-name="ro4">
          <table:table-cell table:style-name="ce8" office:value-type="string" calcext:value-type="string">
            <text:p>ELSE</text:p>
          </table:table-cell>
          <table:table-cell table:style-name="ce10" office:value-type="string" calcext:value-type="string">
            <text:p>else</text:p>
          </table:table-cell>
          <table:table-cell table:style-name="ce10" office:value-type="string" calcext:value-type="string">
            <text:p>static viod return id dt if try pp mm cc r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66]&lt;&gt;&quot;∅&quot;;[.C166];&quot;$&quot;)" office:value-type="string" office:string-value="static viod return id dt if try pp mm cc rc" calcext:value-type="string">
            <text:p>static viod return id dt if try pp mm cc rc</text:p>
          </table:table-cell>
          <table:table-cell table:style-name="ce14" table:formula="of:=IF([.D166]=&quot;yes&quot;;COM.MICROSOFT.CONCAT([.B166];&quot; &quot;;[.F166]);[.B166])" office:value-type="string" office:string-value="else static viod return id dt if try pp mm cc rc" calcext:value-type="string">
            <text:p>else static viod return id dt if try pp mm cc rc</text:p>
          </table:table-cell>
        </table:table-row>
        <table:table-row table:style-name="ro4">
          <table:table-cell table:style-name="ce8" office:value-type="string" calcext:value-type="string">
            <text:p>X17</text:p>
          </table:table-cell>
          <table:table-cell table:style-name="ce10" office:value-type="string" calcext:value-type="string">
            <text:p>co if</text:p>
          </table:table-cell>
          <table:table-cell table:style-name="ce10" office:value-type="string" calcext:value-type="string">
            <text:p>static viod return id dt if try pp mm cc r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67]&lt;&gt;&quot;∅&quot;;[.C167];&quot;$&quot;)" office:value-type="string" office:string-value="static viod return id dt if try pp mm cc rc" calcext:value-type="string">
            <text:p>static viod return id dt if try pp mm cc rc</text:p>
          </table:table-cell>
          <table:table-cell table:style-name="ce14" table:formula="of:=IF([.D167]=&quot;yes&quot;;COM.MICROSOFT.CONCAT([.B167];&quot; &quot;;[.F167]);[.B167])" office:value-type="string" office:string-value="co if" calcext:value-type="string">
            <text:p>co if</text:p>
          </table:table-cell>
        </table:table-row>
        <table:table-row table:style-name="ro4">
          <table:table-cell table:style-name="ce8" office:value-type="string" calcext:value-type="string">
            <text:p>IF</text:p>
          </table:table-cell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static viod return id dt if try pp mm cc r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68]&lt;&gt;&quot;∅&quot;;[.C168];&quot;$&quot;)" office:value-type="string" office:string-value="static viod return id dt if try pp mm cc rc" calcext:value-type="string">
            <text:p>static viod return id dt if try pp mm cc rc</text:p>
          </table:table-cell>
          <table:table-cell table:style-name="ce14" table:formula="of:=IF([.D168]=&quot;yes&quot;;COM.MICROSOFT.CONCAT([.B168];&quot; &quot;;[.F168]);[.B168])" office:value-type="string" office:string-value="if" calcext:value-type="string">
            <text:p>if</text:p>
          </table:table-cell>
        </table:table-row>
        <table:table-row table:style-name="ro4">
          <table:table-cell table:style-name="ce8" office:value-type="string" calcext:value-type="string">
            <text:p>TRYCTH</text:p>
          </table:table-cell>
          <table:table-cell table:style-name="ce10" office:value-type="string" calcext:value-type="string">
            <text:p>try</text:p>
          </table:table-cell>
          <table:table-cell table:style-name="ce10" office:value-type="string" calcext:value-type="string">
            <text:p>static viod return id dt if try pp mm cc r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69]&lt;&gt;&quot;∅&quot;;[.C169];&quot;$&quot;)" office:value-type="string" office:string-value="static viod return id dt if try pp mm cc rc" calcext:value-type="string">
            <text:p>static viod return id dt if try pp mm cc rc</text:p>
          </table:table-cell>
          <table:table-cell table:style-name="ce14" table:formula="of:=IF([.D169]=&quot;yes&quot;;COM.MICROSOFT.CONCAT([.B169];&quot; &quot;;[.F169]);[.B169])" office:value-type="string" office:string-value="try" calcext:value-type="string">
            <text:p>try</text:p>
          </table:table-cell>
        </table:table-row>
        <table:table-row table:style-name="ro3">
          <table:table-cell table:style-name="ce8" office:value-type="string" calcext:value-type="string">
            <text:p>X18</text:p>
          </table:table-cell>
          <table:table-cell table:style-name="ce10" office:value-type="string" calcext:value-type="string">
            <text:p>exception</text:p>
          </table:table-cell>
          <table:table-cell table:style-name="ce10" office:value-type="string" calcext:value-type="string">
            <text:p>r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70]&lt;&gt;&quot;∅&quot;;[.C170];&quot;$&quot;)" office:value-type="string" office:string-value="rc" calcext:value-type="string">
            <text:p>rc</text:p>
          </table:table-cell>
          <table:table-cell table:style-name="ce14" table:formula="of:=IF([.D170]=&quot;yes&quot;;COM.MICROSOFT.CONCAT([.B170];&quot; &quot;;[.F170]);[.B170])" office:value-type="string" office:string-value="exception" calcext:value-type="string">
            <text:p>exception</text:p>
          </table:table-cell>
        </table:table-row>
        <table:table-row table:style-name="ro3">
          <table:table-cell table:style-name="ce8" office:value-type="string" calcext:value-type="string">
            <text:p>WHILE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∅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71]&lt;&gt;&quot;∅&quot;;[.C171];&quot;$&quot;)" office:value-type="string" office:string-value="$" calcext:value-type="string">
            <text:p>$</text:p>
          </table:table-cell>
          <table:table-cell table:style-name="ce14" table:formula="of:=IF([.D171]=&quot;yes&quot;;COM.MICROSOFT.CONCAT([.B171];&quot; &quot;;[.F171]);[.B171])" office:value-type="string" office:string-value="while" calcext:value-type="string">
            <text:p>while</text:p>
          </table:table-cell>
        </table:table-row>
        <table:table-row table:style-name="ro3">
          <table:table-cell table:style-name="ce8" office:value-type="string" calcext:value-type="string">
            <text:p>CONDX</text:p>
          </table:table-cell>
          <table:table-cell table:style-name="ce10" office:value-type="string" calcext:value-type="string">
            <text:p>const ro id pp mm</text:p>
          </table:table-cell>
          <table:table-cell table:style-name="ce10" office:value-type="string" calcext:value-type="string">
            <text:p>sc rc c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72]&lt;&gt;&quot;∅&quot;;[.C172];&quot;$&quot;)" office:value-type="string" office:string-value="sc rc cc" calcext:value-type="string">
            <text:p>sc rc cc</text:p>
          </table:table-cell>
          <table:table-cell table:style-name="ce14" table:formula="of:=IF([.D172]=&quot;yes&quot;;COM.MICROSOFT.CONCAT([.B172];&quot; &quot;;[.F172]);[.B172])" office:value-type="string" office:string-value="const ro id pp mm sc rc cc" calcext:value-type="string">
            <text:p>const ro id pp mm sc rc cc</text:p>
          </table:table-cell>
        </table:table-row>
        <table:table-row table:style-name="ro3">
          <table:table-cell table:style-name="ce8" office:value-type="string" calcext:value-type="string">
            <text:p>MLS</text:p>
          </table:table-cell>
          <table:table-cell table:style-name="ce10" office:value-type="string" calcext:value-type="string">
            <text:p>id dt if try pp mm</text:p>
          </table:table-cell>
          <table:table-cell table:style-name="ce10" office:value-type="string" calcext:value-type="string">
            <text:p>cc r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73]&lt;&gt;&quot;∅&quot;;[.C173];&quot;$&quot;)" office:value-type="string" office:string-value="cc rc" calcext:value-type="string">
            <text:p>cc rc</text:p>
          </table:table-cell>
          <table:table-cell table:style-name="ce14" table:formula="of:=IF([.D173]=&quot;yes&quot;;COM.MICROSOFT.CONCAT([.B173];&quot; &quot;;[.F173]);[.B173])" office:value-type="string" office:string-value="id dt if try pp mm cc rc" calcext:value-type="string">
            <text:p>id dt if try pp mm cc rc</text:p>
          </table:table-cell>
        </table:table-row>
        <table:table-row table:style-name="ro3">
          <table:table-cell table:style-name="ce8" office:value-type="string" calcext:value-type="string">
            <text:p>SE2</text:p>
          </table:table-cell>
          <table:table-cell table:style-name="ce10" office:value-type="string" calcext:value-type="string">
            <text:p>or</text:p>
          </table:table-cell>
          <table:table-cell table:style-name="ce10" office:value-type="string" calcext:value-type="string">
            <text:p>cc ror eq not rc sqc comma s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74]&lt;&gt;&quot;∅&quot;;[.C174];&quot;$&quot;)" office:value-type="string" office:string-value="cc ror eq not rc sqc comma sc" calcext:value-type="string">
            <text:p>cc ror eq not rc sqc comma sc</text:p>
          </table:table-cell>
          <table:table-cell table:style-name="ce14" table:formula="of:=IF([.D174]=&quot;yes&quot;;COM.MICROSOFT.CONCAT([.B174];&quot; &quot;;[.F174]);[.B174])" office:value-type="string" office:string-value="or cc ror eq not rc sqc comma sc" calcext:value-type="string">
            <text:p>or cc ror eq not rc sqc comma sc</text:p>
          </table:table-cell>
        </table:table-row>
        <table:table-row table:style-name="ro3">
          <table:table-cell table:style-name="ce8" office:value-type="string" calcext:value-type="string">
            <text:p>AND</text:p>
          </table:table-cell>
          <table:table-cell table:style-name="ce10" office:value-type="string" calcext:value-type="string">
            <text:p>const ro id pp mm</text:p>
          </table:table-cell>
          <table:table-cell table:style-name="ce10" office:value-type="string" calcext:value-type="string">
            <text:p>or cc ror eq not rc sqc comma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75]&lt;&gt;&quot;∅&quot;;[.C175];&quot;$&quot;)" office:value-type="string" office:string-value="or cc ror eq not rc sqc comma sc" calcext:value-type="string">
            <text:p>or cc ror eq not rc sqc comma sc</text:p>
          </table:table-cell>
          <table:table-cell table:style-name="ce14" table:formula="of:=IF([.D175]=&quot;yes&quot;;COM.MICROSOFT.CONCAT([.B175];&quot; &quot;;[.F175]);[.B175])" office:value-type="string" office:string-value="const ro id pp mm" calcext:value-type="string">
            <text:p>const ro id pp mm</text:p>
          </table:table-cell>
        </table:table-row>
        <table:table-row table:style-name="ro3">
          <table:table-cell table:style-name="ce8" office:value-type="string" calcext:value-type="string">
            <text:p>AND2</text:p>
          </table:table-cell>
          <table:table-cell table:style-name="ce10" office:value-type="string" calcext:value-type="string">
            <text:p>and</text:p>
          </table:table-cell>
          <table:table-cell table:style-name="ce10" office:value-type="string" calcext:value-type="string">
            <text:p>or cc ror eq not rc sqc comma s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76]&lt;&gt;&quot;∅&quot;;[.C176];&quot;$&quot;)" office:value-type="string" office:string-value="or cc ror eq not rc sqc comma sc" calcext:value-type="string">
            <text:p>or cc ror eq not rc sqc comma sc</text:p>
          </table:table-cell>
          <table:table-cell table:style-name="ce14" table:formula="of:=IF([.D176]=&quot;yes&quot;;COM.MICROSOFT.CONCAT([.B176];&quot; &quot;;[.F176]);[.B176])" office:value-type="string" office:string-value="and or cc ror eq not rc sqc comma sc" calcext:value-type="string">
            <text:p>and or cc ror eq not rc sqc comma sc</text:p>
          </table:table-cell>
        </table:table-row>
        <table:table-row table:style-name="ro4">
          <table:table-cell table:style-name="ce8" office:value-type="string" calcext:value-type="string">
            <text:p>PM</text:p>
          </table:table-cell>
          <table:table-cell table:style-name="ce10" office:value-type="string" calcext:value-type="string">
            <text:p>const ro id pp mm</text:p>
          </table:table-cell>
          <table:table-cell table:style-name="ce10" office:value-type="string" calcext:value-type="string">
            <text:p>and or cc ror eq not rc sqc comma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77]&lt;&gt;&quot;∅&quot;;[.C177];&quot;$&quot;)" office:value-type="string" office:string-value="and or cc ror eq not rc sqc comma sc" calcext:value-type="string">
            <text:p>and or cc ror eq not rc sqc comma sc</text:p>
          </table:table-cell>
          <table:table-cell table:style-name="ce14" table:formula="of:=IF([.D177]=&quot;yes&quot;;COM.MICROSOFT.CONCAT([.B177];&quot; &quot;;[.F177]);[.B177])" office:value-type="string" office:string-value="const ro id pp mm" calcext:value-type="string">
            <text:p>const ro id pp mm</text:p>
          </table:table-cell>
        </table:table-row>
        <table:table-row table:style-name="ro4">
          <table:table-cell table:style-name="ce8" office:value-type="string" calcext:value-type="string">
            <text:p>PM2</text:p>
          </table:table-cell>
          <table:table-cell table:style-name="ce10" office:value-type="string" calcext:value-type="string">
            <text:p>pm</text:p>
          </table:table-cell>
          <table:table-cell table:style-name="ce10" office:value-type="string" calcext:value-type="string">
            <text:p>and or cc ror eq not rc sqc comma s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78]&lt;&gt;&quot;∅&quot;;[.C178];&quot;$&quot;)" office:value-type="string" office:string-value="and or cc ror eq not rc sqc comma sc" calcext:value-type="string">
            <text:p>and or cc ror eq not rc sqc comma sc</text:p>
          </table:table-cell>
          <table:table-cell table:style-name="ce14" table:formula="of:=IF([.D178]=&quot;yes&quot;;COM.MICROSOFT.CONCAT([.B178];&quot; &quot;;[.F178]);[.B178])" office:value-type="string" office:string-value="pm and or cc ror eq not rc sqc comma sc" calcext:value-type="string">
            <text:p>pm and or cc ror eq not rc sqc comma sc</text:p>
          </table:table-cell>
        </table:table-row>
        <table:table-row table:style-name="ro4">
          <table:table-cell table:style-name="ce8" office:value-type="string" calcext:value-type="string">
            <text:p>MDM</text:p>
          </table:table-cell>
          <table:table-cell table:style-name="ce10" office:value-type="string" calcext:value-type="string">
            <text:p>const ro id pp mm</text:p>
          </table:table-cell>
          <table:table-cell table:style-name="ce10" office:value-type="string" calcext:value-type="string">
            <text:p>pm and or cc ror eq not rc sqc comma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79]&lt;&gt;&quot;∅&quot;;[.C179];&quot;$&quot;)" office:value-type="string" office:string-value="pm and or cc ror eq not rc sqc comma sc" calcext:value-type="string">
            <text:p>pm and or cc ror eq not rc sqc comma sc</text:p>
          </table:table-cell>
          <table:table-cell table:style-name="ce14" table:formula="of:=IF([.D179]=&quot;yes&quot;;COM.MICROSOFT.CONCAT([.B179];&quot; &quot;;[.F179]);[.B179])" office:value-type="string" office:string-value="const ro id pp mm" calcext:value-type="string">
            <text:p>const ro id pp mm</text:p>
          </table:table-cell>
        </table:table-row>
        <table:table-row table:style-name="ro4">
          <table:table-cell table:style-name="ce8" office:value-type="string" calcext:value-type="string">
            <text:p>MDM2</text:p>
          </table:table-cell>
          <table:table-cell table:style-name="ce10" office:value-type="string" calcext:value-type="string">
            <text:p>mdm</text:p>
          </table:table-cell>
          <table:table-cell table:style-name="ce10" office:value-type="string" calcext:value-type="string">
            <text:p>pm and or cc ror eq not rc sqc comma s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80]&lt;&gt;&quot;∅&quot;;[.C180];&quot;$&quot;)" office:value-type="string" office:string-value="pm and or cc ror eq not rc sqc comma sc" calcext:value-type="string">
            <text:p>pm and or cc ror eq not rc sqc comma sc</text:p>
          </table:table-cell>
          <table:table-cell table:style-name="ce14" table:formula="of:=IF([.D180]=&quot;yes&quot;;COM.MICROSOFT.CONCAT([.B180];&quot; &quot;;[.F180]);[.B180])" office:value-type="string" office:string-value="mdm pm and or cc ror eq not rc sqc comma sc" calcext:value-type="string">
            <text:p>mdm pm and or cc ror eq not rc sqc comma sc</text:p>
          </table:table-cell>
        </table:table-row>
        <table:table-row table:style-name="ro4">
          <table:table-cell table:style-name="ce8" office:value-type="string" calcext:value-type="string">
            <text:p>F2</text:p>
          </table:table-cell>
          <table:table-cell table:style-name="ce10" office:value-type="string" calcext:value-type="string">
            <text:p>pp mm</text:p>
          </table:table-cell>
          <table:table-cell table:style-name="ce10" office:value-type="string" calcext:value-type="string">
            <text:p>mdm pm and or cc ror eq not rc sqc comma s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81]&lt;&gt;&quot;∅&quot;;[.C181];&quot;$&quot;)" office:value-type="string" office:string-value="mdm pm and or cc ror eq not rc sqc comma sc" calcext:value-type="string">
            <text:p>mdm pm and or cc ror eq not rc sqc comma sc</text:p>
          </table:table-cell>
          <table:table-cell table:style-name="ce14" table:formula="of:=IF([.D181]=&quot;yes&quot;;COM.MICROSOFT.CONCAT([.B181];&quot; &quot;;[.F181]);[.B181])" office:value-type="string" office:string-value="pp mm mdm pm and or cc ror eq not rc sqc comma sc" calcext:value-type="string">
            <text:p>pp mm mdm pm and or cc ror eq not rc sqc comma sc</text:p>
          </table:table-cell>
        </table:table-row>
        <table:table-row table:style-name="ro4">
          <table:table-cell table:style-name="ce8" office:value-type="string" calcext:value-type="string">
            <text:p>X13</text:p>
          </table:table-cell>
          <table:table-cell table:style-name="ce10" office:value-type="string" calcext:value-type="string">
            <text:p>pp mm</text:p>
          </table:table-cell>
          <table:table-cell table:style-name="ce10" office:value-type="string" calcext:value-type="string">
            <text:p>mdm pm and or cc id ror eq not rc sqc comma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82]&lt;&gt;&quot;∅&quot;;[.C182];&quot;$&quot;)" office:value-type="string" office:string-value="mdm pm and or cc id ror eq not rc sqc comma sc" calcext:value-type="string">
            <text:p>mdm pm and or cc id ror eq not rc sqc comma sc</text:p>
          </table:table-cell>
          <table:table-cell table:style-name="ce14" table:formula="of:=IF([.D182]=&quot;yes&quot;;COM.MICROSOFT.CONCAT([.B182];&quot; &quot;;[.F182]);[.B182])" office:value-type="string" office:string-value="pp mm" calcext:value-type="string">
            <text:p>pp mm</text:p>
          </table:table-cell>
        </table:table-row>
        <table:table-row table:style-name="ro3">
          <table:table-cell table:style-name="ce8" office:value-type="string" calcext:value-type="string">
            <text:p>PM2X</text:p>
          </table:table-cell>
          <table:table-cell table:style-name="ce10" office:value-type="string" calcext:value-type="string">
            <text:p>pm</text:p>
          </table:table-cell>
          <table:table-cell table:style-name="ce10" office:value-type="string" calcext:value-type="string">
            <text:p>r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83]&lt;&gt;&quot;∅&quot;;[.C183];&quot;$&quot;)" office:value-type="string" office:string-value="rc" calcext:value-type="string">
            <text:p>rc</text:p>
          </table:table-cell>
          <table:table-cell table:style-name="ce14" table:formula="of:=IF([.D183]=&quot;yes&quot;;COM.MICROSOFT.CONCAT([.B183];&quot; &quot;;[.F183]);[.B183])" office:value-type="string" office:string-value="pm rc" calcext:value-type="string">
            <text:p>pm rc</text:p>
          </table:table-cell>
        </table:table-row>
        <table:table-row table:style-name="ro3">
          <table:table-cell table:style-name="ce8" office:value-type="string" calcext:value-type="string">
            <text:p>MDMX</text:p>
          </table:table-cell>
          <table:table-cell table:style-name="ce10" office:value-type="string" calcext:value-type="string">
            <text:p>const ro id pp mm</text:p>
          </table:table-cell>
          <table:table-cell table:style-name="ce10" office:value-type="string" calcext:value-type="string">
            <text:p>pm r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84]&lt;&gt;&quot;∅&quot;;[.C184];&quot;$&quot;)" office:value-type="string" office:string-value="pm rc" calcext:value-type="string">
            <text:p>pm rc</text:p>
          </table:table-cell>
          <table:table-cell table:style-name="ce14" table:formula="of:=IF([.D184]=&quot;yes&quot;;COM.MICROSOFT.CONCAT([.B184];&quot; &quot;;[.F184]);[.B184])" office:value-type="string" office:string-value="const ro id pp mm" calcext:value-type="string">
            <text:p>const ro id pp mm</text:p>
          </table:table-cell>
        </table:table-row>
        <table:table-row table:style-name="ro4">
          <table:table-cell table:style-name="ce8" office:value-type="string" calcext:value-type="string">
            <text:p>F</text:p>
          </table:table-cell>
          <table:table-cell table:style-name="ce10" office:value-type="string" calcext:value-type="string">
            <text:p>const ro id pp mm</text:p>
          </table:table-cell>
          <table:table-cell table:style-name="ce10" office:value-type="string" calcext:value-type="string">
            <text:p>mdm pm and or cc ror eq not rc sqc comma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85]&lt;&gt;&quot;∅&quot;;[.C185];&quot;$&quot;)" office:value-type="string" office:string-value="mdm pm and or cc ror eq not rc sqc comma sc" calcext:value-type="string">
            <text:p>mdm pm and or cc ror eq not rc sqc comma sc</text:p>
          </table:table-cell>
          <table:table-cell table:style-name="ce14" table:formula="of:=IF([.D185]=&quot;yes&quot;;COM.MICROSOFT.CONCAT([.B185];&quot; &quot;;[.F185]);[.B185])" office:value-type="string" office:string-value="const ro id pp mm" calcext:value-type="string">
            <text:p>const ro id pp mm</text:p>
          </table:table-cell>
        </table:table-row>
        <table:table-row table:style-name="ro3">
          <table:table-cell table:style-name="ce8" office:value-type="string" calcext:value-type="string">
            <text:p>MDM2X</text:p>
          </table:table-cell>
          <table:table-cell table:style-name="ce10" office:value-type="string" calcext:value-type="string">
            <text:p>mdm</text:p>
          </table:table-cell>
          <table:table-cell table:style-name="ce10" office:value-type="string" calcext:value-type="string">
            <text:p>pm r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86]&lt;&gt;&quot;∅&quot;;[.C186];&quot;$&quot;)" office:value-type="string" office:string-value="pm rc" calcext:value-type="string">
            <text:p>pm rc</text:p>
          </table:table-cell>
          <table:table-cell table:style-name="ce14" table:formula="of:=IF([.D186]=&quot;yes&quot;;COM.MICROSOFT.CONCAT([.B186];&quot; &quot;;[.F186]);[.B186])" office:value-type="string" office:string-value="mdm pm rc" calcext:value-type="string">
            <text:p>mdm pm rc</text:p>
          </table:table-cell>
        </table:table-row>
        <table:table-row table:style-name="ro3">
          <table:table-cell table:style-name="ce8" office:value-type="string" calcext:value-type="string">
            <text:p>FX</text:p>
          </table:table-cell>
          <table:table-cell table:style-name="ce10" office:value-type="string" calcext:value-type="string">
            <text:p>const ro id pp mm</text:p>
          </table:table-cell>
          <table:table-cell table:style-name="ce10" office:value-type="string" calcext:value-type="string">
            <text:p>mdm pm r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87]&lt;&gt;&quot;∅&quot;;[.C187];&quot;$&quot;)" office:value-type="string" office:string-value="mdm pm rc" calcext:value-type="string">
            <text:p>mdm pm rc</text:p>
          </table:table-cell>
          <table:table-cell table:style-name="ce14" table:formula="of:=IF([.D187]=&quot;yes&quot;;COM.MICROSOFT.CONCAT([.B187];&quot; &quot;;[.F187]);[.B187])" office:value-type="string" office:string-value="const ro id pp mm" calcext:value-type="string">
            <text:p>const ro id pp mm</text:p>
          </table:table-cell>
        </table:table-row>
        <table:table-row table:style-name="ro4">
          <table:table-cell table:style-name="ce8" office:value-type="string" calcext:value-type="string">
            <text:p>INCDEC</text:p>
          </table:table-cell>
          <table:table-cell table:style-name="ce10" office:value-type="string" calcext:value-type="string">
            <text:p>pp mm</text:p>
          </table:table-cell>
          <table:table-cell table:style-name="ce10" office:value-type="string" calcext:value-type="string">
            <text:p>mdm pm and or cc ror eq not rc sqc comma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88]&lt;&gt;&quot;∅&quot;;[.C188];&quot;$&quot;)" office:value-type="string" office:string-value="mdm pm and or cc ror eq not rc sqc comma sc" calcext:value-type="string">
            <text:p>mdm pm and or cc ror eq not rc sqc comma sc</text:p>
          </table:table-cell>
          <table:table-cell table:style-name="ce14" table:formula="of:=IF([.D188]=&quot;yes&quot;;COM.MICROSOFT.CONCAT([.B188];&quot; &quot;;[.F188]);[.B188])" office:value-type="string" office:string-value="pp mm" calcext:value-type="string">
            <text:p>pp mm</text:p>
          </table:table-cell>
        </table:table-row>
        <table:table-row table:style-name="ro3">
          <table:table-cell table:style-name="ce8" office:value-type="string" calcext:value-type="string">
            <text:p>PMX</text:p>
          </table:table-cell>
          <table:table-cell table:style-name="ce10" office:value-type="string" calcext:value-type="string">
            <text:p>const ro id pp mm</text:p>
          </table:table-cell>
          <table:table-cell table:style-name="ce10" office:value-type="string" calcext:value-type="string">
            <text:p>r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89]&lt;&gt;&quot;∅&quot;;[.C189];&quot;$&quot;)" office:value-type="string" office:string-value="rc" calcext:value-type="string">
            <text:p>rc</text:p>
          </table:table-cell>
          <table:table-cell table:style-name="ce14" table:formula="of:=IF([.D189]=&quot;yes&quot;;COM.MICROSOFT.CONCAT([.B189];&quot; &quot;;[.F189]);[.B189])" office:value-type="string" office:string-value="const ro id pp mm" calcext:value-type="string">
            <text:p>const ro id pp mm</text:p>
          </table:table-cell>
        </table:table-row>
        <table:table-row table:style-name="ro3">
          <table:table-cell table:style-name="ce8" office:value-type="string" calcext:value-type="string">
            <text:p>VARDEC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onst ro id pp mm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90]&lt;&gt;&quot;∅&quot;;[.C190];&quot;$&quot;)" office:value-type="string" office:string-value="const ro id pp mm sc" calcext:value-type="string">
            <text:p>const ro id pp mm sc</text:p>
          </table:table-cell>
          <table:table-cell table:style-name="ce14" table:formula="of:=IF([.D190]=&quot;yes&quot;;COM.MICROSOFT.CONCAT([.B190];&quot; &quot;;[.F190]);[.B190])" office:value-type="string" office:string-value="id" calcext:value-type="string">
            <text:p>id</text:p>
          </table:table-cell>
        </table:table-row>
        <table:table-row table:style-name="ro3">
          <table:table-cell table:style-name="ce8" office:value-type="string" calcext:value-type="string">
            <text:p>INIT2</text:p>
          </table:table-cell>
          <table:table-cell table:style-name="ce10" office:value-type="string" calcext:value-type="string">
            <text:p>const ro id pp mm</text:p>
          </table:table-cell>
          <table:table-cell table:style-name="ce10" office:value-type="string" calcext:value-type="string">
            <text:p>comma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91]&lt;&gt;&quot;∅&quot;;[.C191];&quot;$&quot;)" office:value-type="string" office:string-value="comma sc" calcext:value-type="string">
            <text:p>comma sc</text:p>
          </table:table-cell>
          <table:table-cell table:style-name="ce14" table:formula="of:=IF([.D191]=&quot;yes&quot;;COM.MICROSOFT.CONCAT([.B191];&quot; &quot;;[.F191]);[.B191])" office:value-type="string" office:string-value="const ro id pp mm" calcext:value-type="string">
            <text:p>const ro id pp mm</text:p>
          </table:table-cell>
        </table:table-row>
        <table:table-row table:style-name="ro3">
          <table:table-cell table:style-name="ce8" office:value-type="string" calcext:value-type="string">
            <text:p>INIT</text:p>
          </table:table-cell>
          <table:table-cell table:style-name="ce10" office:value-type="string" calcext:value-type="string">
            <text:p>eq</text:p>
          </table:table-cell>
          <table:table-cell table:style-name="ce10" office:value-type="string" calcext:value-type="string">
            <text:p>comma s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192]&lt;&gt;&quot;∅&quot;;[.C192];&quot;$&quot;)" office:value-type="string" office:string-value="comma sc" calcext:value-type="string">
            <text:p>comma sc</text:p>
          </table:table-cell>
          <table:table-cell table:style-name="ce14" table:formula="of:=IF([.D192]=&quot;yes&quot;;COM.MICROSOFT.CONCAT([.B192];&quot; &quot;;[.F192]);[.B192])" office:value-type="string" office:string-value="eq comma sc" calcext:value-type="string">
            <text:p>eq comma sc</text:p>
          </table:table-cell>
        </table:table-row>
        <table:table-row table:style-name="ro4">
          <table:table-cell table:style-name="ce8" office:value-type="string" calcext:value-type="string">
            <text:p>LIST</text:p>
          </table:table-cell>
          <table:table-cell table:style-name="ce10" office:value-type="string" calcext:value-type="string">
            <text:p>comma sc</text:p>
          </table:table-cell>
          <table:table-cell table:style-name="ce10" office:value-type="string" calcext:value-type="string">
            <text:p>const ro pp mm void dt id private public protected static class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93]&lt;&gt;&quot;∅&quot;;[.C193];&quot;$&quot;)" office:value-type="string" office:string-value="const ro pp mm void dt id private public protected static class sc" calcext:value-type="string">
            <text:p>const ro pp mm void dt id private public protected static class sc</text:p>
          </table:table-cell>
          <table:table-cell table:style-name="ce14" table:formula="of:=IF([.D193]=&quot;yes&quot;;COM.MICROSOFT.CONCAT([.B193];&quot; &quot;;[.F193]);[.B193])" office:value-type="string" office:string-value="comma sc" calcext:value-type="string">
            <text:p>comma sc</text:p>
          </table:table-cell>
        </table:table-row>
        <table:table-row table:style-name="ro3">
          <table:table-cell table:style-name="ce8" office:value-type="string" calcext:value-type="string">
            <text:p>FULLEXP</text:p>
          </table:table-cell>
          <table:table-cell table:style-name="ce10" office:value-type="string" calcext:value-type="string">
            <text:p>dot ro sqo</text:p>
          </table:table-cell>
          <table:table-cell table:style-name="ce10" office:value-type="string" calcext:value-type="string">
            <text:p>∅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94]&lt;&gt;&quot;∅&quot;;[.C194];&quot;$&quot;)" office:value-type="string" office:string-value="$" calcext:value-type="string">
            <text:p>$</text:p>
          </table:table-cell>
          <table:table-cell table:style-name="ce14" table:formula="of:=IF([.D194]=&quot;yes&quot;;COM.MICROSOFT.CONCAT([.B194];&quot; &quot;;[.F194]);[.B194])" office:value-type="string" office:string-value="dot ro sqo" calcext:value-type="string">
            <text:p>dot ro sqo</text:p>
          </table:table-cell>
        </table:table-row>
        <table:table-row table:style-name="ro3">
          <table:table-cell table:style-name="ce8" office:value-type="string" calcext:value-type="string">
            <text:p>X10A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onst ro id pp m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95]&lt;&gt;&quot;∅&quot;;[.C195];&quot;$&quot;)" office:value-type="string" office:string-value="const ro id pp mm" calcext:value-type="string">
            <text:p>const ro id pp mm</text:p>
          </table:table-cell>
          <table:table-cell table:style-name="ce14" table:formula="of:=IF([.D195]=&quot;yes&quot;;COM.MICROSOFT.CONCAT([.B195];&quot; &quot;;[.F195]);[.B195])" office:value-type="string" office:string-value="id" calcext:value-type="string">
            <text:p>id</text:p>
          </table:table-cell>
        </table:table-row>
        <table:table-row table:style-name="ro3">
          <table:table-cell table:style-name="ce8" office:value-type="string" calcext:value-type="string">
            <text:p>X10</text:p>
          </table:table-cell>
          <table:table-cell table:style-name="ce10" office:value-type="string" calcext:value-type="string">
            <text:p>eq</text:p>
          </table:table-cell>
          <table:table-cell table:style-name="ce10" office:value-type="string" calcext:value-type="string">
            <text:p>const ro id pp m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96]&lt;&gt;&quot;∅&quot;;[.C196];&quot;$&quot;)" office:value-type="string" office:string-value="const ro id pp mm" calcext:value-type="string">
            <text:p>const ro id pp mm</text:p>
          </table:table-cell>
          <table:table-cell table:style-name="ce14" table:formula="of:=IF([.D196]=&quot;yes&quot;;COM.MICROSOFT.CONCAT([.B196];&quot; &quot;;[.F196]);[.B196])" office:value-type="string" office:string-value="eq" calcext:value-type="string">
            <text:p>eq</text:p>
          </table:table-cell>
        </table:table-row>
        <table:table-row table:style-name="ro4">
          <table:table-cell table:style-name="ce8" office:value-type="string" calcext:value-type="string">
            <text:p>ARRAYDEC</text:p>
          </table:table-cell>
          <table:table-cell table:style-name="ce10" office:value-type="string" calcext:value-type="string">
            <text:p>sqo</text:p>
          </table:table-cell>
          <table:table-cell table:style-name="ce10" office:value-type="string" calcext:value-type="string">
            <text:p>dt static viod id if try pp mm return 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97]&lt;&gt;&quot;∅&quot;;[.C197];&quot;$&quot;)" office:value-type="string" office:string-value="dt static viod id if try pp mm return cc" calcext:value-type="string">
            <text:p>dt static viod id if try pp mm return cc</text:p>
          </table:table-cell>
          <table:table-cell table:style-name="ce14" table:formula="of:=IF([.D197]=&quot;yes&quot;;COM.MICROSOFT.CONCAT([.B197];&quot; &quot;;[.F197]);[.B197])" office:value-type="string" office:string-value="sqo" calcext:value-type="string">
            <text:p>sqo</text:p>
          </table:table-cell>
        </table:table-row>
        <table:table-row table:style-name="ro3">
          <table:table-cell table:style-name="ce8" office:value-type="string" calcext:value-type="string">
            <text:p>X1</text:p>
          </table:table-cell>
          <table:table-cell table:style-name="ce10" office:value-type="string" calcext:value-type="string">
            <text:p>new co</text:p>
          </table:table-cell>
          <table:table-cell table:style-name="ce10" office:value-type="string" calcext:value-type="string">
            <text:p>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98]&lt;&gt;&quot;∅&quot;;[.C198];&quot;$&quot;)" office:value-type="string" office:string-value="sc" calcext:value-type="string">
            <text:p>sc</text:p>
          </table:table-cell>
          <table:table-cell table:style-name="ce14" table:formula="of:=IF([.D198]=&quot;yes&quot;;COM.MICROSOFT.CONCAT([.B198];&quot; &quot;;[.F198]);[.B198])" office:value-type="string" office:string-value="new co" calcext:value-type="string">
            <text:p>new co</text:p>
          </table:table-cell>
        </table:table-row>
        <table:table-row table:style-name="ro3">
          <table:table-cell table:style-name="ce8" office:value-type="string" calcext:value-type="string">
            <text:p>X2</text:p>
          </table:table-cell>
          <table:table-cell table:style-name="ce10" office:value-type="string" calcext:value-type="string">
            <text:p>const ro id pp mm</text:p>
          </table:table-cell>
          <table:table-cell table:style-name="ce10" office:value-type="string" calcext:value-type="string">
            <text:p>c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199]&lt;&gt;&quot;∅&quot;;[.C199];&quot;$&quot;)" office:value-type="string" office:string-value="cc" calcext:value-type="string">
            <text:p>cc</text:p>
          </table:table-cell>
          <table:table-cell table:style-name="ce14" table:formula="of:=IF([.D199]=&quot;yes&quot;;COM.MICROSOFT.CONCAT([.B199];&quot; &quot;;[.F199]);[.B199])" office:value-type="string" office:string-value="const ro id pp mm" calcext:value-type="string">
            <text:p>const ro id pp mm</text:p>
          </table:table-cell>
        </table:table-row>
        <table:table-row table:style-name="ro3">
          <table:table-cell table:style-name="ce8" office:value-type="string" calcext:value-type="string">
            <text:p>X3</text:p>
          </table:table-cell>
          <table:table-cell table:style-name="ce10" office:value-type="string" calcext:value-type="string">
            <text:p>comma</text:p>
          </table:table-cell>
          <table:table-cell table:style-name="ce10" office:value-type="string" calcext:value-type="string">
            <text:p>c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200]&lt;&gt;&quot;∅&quot;;[.C200];&quot;$&quot;)" office:value-type="string" office:string-value="cc" calcext:value-type="string">
            <text:p>cc</text:p>
          </table:table-cell>
          <table:table-cell table:style-name="ce14" table:formula="of:=IF([.D200]=&quot;yes&quot;;COM.MICROSOFT.CONCAT([.B200];&quot; &quot;;[.F200]);[.B200])" office:value-type="string" office:string-value="comma cc" calcext:value-type="string">
            <text:p>comma cc</text:p>
          </table:table-cell>
        </table:table-row>
        <table:table-row table:style-name="ro3">
          <table:table-cell table:style-name="ce8" office:value-type="string" calcext:value-type="string">
            <text:p>X4</text:p>
          </table:table-cell>
          <table:table-cell table:style-name="ce10" office:value-type="string" calcext:value-type="string">
            <text:p>const ro id pp mm</text:p>
          </table:table-cell>
          <table:table-cell table:style-name="ce10" office:value-type="string" calcext:value-type="string">
            <text:p>r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201]&lt;&gt;&quot;∅&quot;;[.C201];&quot;$&quot;)" office:value-type="string" office:string-value="rc" calcext:value-type="string">
            <text:p>rc</text:p>
          </table:table-cell>
          <table:table-cell table:style-name="ce14" table:formula="of:=IF([.D201]=&quot;yes&quot;;COM.MICROSOFT.CONCAT([.B201];&quot; &quot;;[.F201]);[.B201])" office:value-type="string" office:string-value="const ro id pp mm rc" calcext:value-type="string">
            <text:p>const ro id pp mm rc</text:p>
          </table:table-cell>
        </table:table-row>
        <table:table-row table:style-name="ro3">
          <table:table-cell table:style-name="ce8" office:value-type="string" calcext:value-type="string">
            <text:p>X5</text:p>
          </table:table-cell>
          <table:table-cell table:style-name="ce10" office:value-type="string" calcext:value-type="string">
            <text:p>comma</text:p>
          </table:table-cell>
          <table:table-cell table:style-name="ce10" office:value-type="string" calcext:value-type="string">
            <text:p>r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202]&lt;&gt;&quot;∅&quot;;[.C202];&quot;$&quot;)" office:value-type="string" office:string-value="rc" calcext:value-type="string">
            <text:p>rc</text:p>
          </table:table-cell>
          <table:table-cell table:style-name="ce14" table:formula="of:=IF([.D202]=&quot;yes&quot;;COM.MICROSOFT.CONCAT([.B202];&quot; &quot;;[.F202]);[.B202])" office:value-type="string" office:string-value="comma rc" calcext:value-type="string">
            <text:p>comma rc</text:p>
          </table:table-cell>
        </table:table-row>
        <table:table-row table:style-name="ro4">
          <table:table-cell table:style-name="ce8" office:value-type="string" calcext:value-type="string">
            <text:p>P1B</text:p>
          </table:table-cell>
          <table:table-cell table:style-name="ce10" office:value-type="string" calcext:value-type="string">
            <text:p>dot ro sqo</text:p>
          </table:table-cell>
          <table:table-cell table:style-name="ce10" office:value-type="string" calcext:value-type="string">
            <text:p>mdm pm and or cc ror not rc sqc pp mm eq comma s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203]&lt;&gt;&quot;∅&quot;;[.C203];&quot;$&quot;)" office:value-type="string" office:string-value="mdm pm and or cc ror not rc sqc pp mm eq comma sc" calcext:value-type="string">
            <text:p>mdm pm and or cc ror not rc sqc pp mm eq comma sc</text:p>
          </table:table-cell>
          <table:table-cell table:style-name="ce14" table:formula="of:=IF([.D203]=&quot;yes&quot;;COM.MICROSOFT.CONCAT([.B203];&quot; &quot;;[.F203]);[.B203])" office:value-type="string" office:string-value="dot ro sqo mdm pm and or cc ror not rc sqc pp mm eq comma sc" calcext:value-type="string">
            <text:p>dot ro sqo mdm pm and or cc ror not rc sqc pp mm eq comma sc</text:p>
          </table:table-cell>
        </table:table-row>
        <table:table-row table:style-name="ro4">
          <table:table-cell table:style-name="ce8" office:value-type="string" calcext:value-type="string">
            <text:p>P1A</text:p>
          </table:table-cell>
          <table:table-cell table:style-name="ce10" office:value-type="string" calcext:value-type="string">
            <text:p>dot ro sqo</text:p>
          </table:table-cell>
          <table:table-cell table:style-name="ce10" office:value-type="string" calcext:value-type="string">
            <text:p>mdm pm and or cc ror not rc sqc pp mm eq comma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204]&lt;&gt;&quot;∅&quot;;[.C204];&quot;$&quot;)" office:value-type="string" office:string-value="mdm pm and or cc ror not rc sqc pp mm eq comma sc" calcext:value-type="string">
            <text:p>mdm pm and or cc ror not rc sqc pp mm eq comma sc</text:p>
          </table:table-cell>
          <table:table-cell table:style-name="ce14" table:formula="of:=IF([.D204]=&quot;yes&quot;;COM.MICROSOFT.CONCAT([.B204];&quot; &quot;;[.F204]);[.B204])" office:value-type="string" office:string-value="dot ro sqo" calcext:value-type="string">
            <text:p>dot ro sqo</text:p>
          </table:table-cell>
        </table:table-row>
        <table:table-row table:style-name="ro3">
          <table:table-cell table:style-name="ce8" office:value-type="string" calcext:value-type="string">
            <text:p>FUNCT</text:p>
          </table:table-cell>
          <table:table-cell table:style-name="ce10" office:value-type="string" calcext:value-type="string">
            <text:p>ro</text:p>
          </table:table-cell>
          <table:table-cell table:style-name="ce10" office:value-type="string" calcext:value-type="string">
            <text:p>sc dot sq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205]&lt;&gt;&quot;∅&quot;;[.C205];&quot;$&quot;)" office:value-type="string" office:string-value="sc dot sqo" calcext:value-type="string">
            <text:p>sc dot sqo</text:p>
          </table:table-cell>
          <table:table-cell table:style-name="ce14" table:formula="of:=IF([.D205]=&quot;yes&quot;;COM.MICROSOFT.CONCAT([.B205];&quot; &quot;;[.F205]);[.B205])" office:value-type="string" office:string-value="ro" calcext:value-type="string">
            <text:p>ro</text:p>
          </table:table-cell>
        </table:table-row>
        <table:table-row table:style-name="ro4">
          <table:table-cell table:style-name="ce8" office:value-type="string" calcext:value-type="string">
            <text:p>ARR</text:p>
          </table:table-cell>
          <table:table-cell table:style-name="ce10" office:value-type="string" calcext:value-type="string">
            <text:p>sqo</text:p>
          </table:table-cell>
          <table:table-cell table:style-name="ce10" office:value-type="string" calcext:value-type="string">
            <text:p>dot mdm pm and or cc ror not rc sqc pp mm eq comma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206]&lt;&gt;&quot;∅&quot;;[.C206];&quot;$&quot;)" office:value-type="string" office:string-value="dot mdm pm and or cc ror not rc sqc pp mm eq comma sc" calcext:value-type="string">
            <text:p>dot mdm pm and or cc ror not rc sqc pp mm eq comma sc</text:p>
          </table:table-cell>
          <table:table-cell table:style-name="ce14" table:formula="of:=IF([.D206]=&quot;yes&quot;;COM.MICROSOFT.CONCAT([.B206];&quot; &quot;;[.F206]);[.B206])" office:value-type="string" office:string-value="sqo" calcext:value-type="string">
            <text:p>sqo</text:p>
          </table:table-cell>
        </table:table-row>
        <table:table-row table:style-name="ro4">
          <table:table-cell table:style-name="ce8" office:value-type="string" calcext:value-type="string">
            <text:p>X6</text:p>
          </table:table-cell>
          <table:table-cell table:style-name="ce10" office:value-type="string" calcext:value-type="string">
            <text:p>dot sqo</text:p>
          </table:table-cell>
          <table:table-cell table:style-name="ce10" office:value-type="string" calcext:value-type="string">
            <text:p>mdm pm and or cc ror not rc sqc pp mm eq comma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207]&lt;&gt;&quot;∅&quot;;[.C207];&quot;$&quot;)" office:value-type="string" office:string-value="mdm pm and or cc ror not rc sqc pp mm eq comma sc" calcext:value-type="string">
            <text:p>mdm pm and or cc ror not rc sqc pp mm eq comma sc</text:p>
          </table:table-cell>
          <table:table-cell table:style-name="ce14" table:formula="of:=IF([.D207]=&quot;yes&quot;;COM.MICROSOFT.CONCAT([.B207];&quot; &quot;;[.F207]);[.B207])" office:value-type="string" office:string-value="dot sqo" calcext:value-type="string">
            <text:p>dot sqo</text:p>
          </table:table-cell>
        </table:table-row>
        <table:table-row table:style-name="ro3">
          <table:table-cell table:style-name="ce8" office:value-type="string" calcext:value-type="string">
            <text:p>SPECIALEXP</text:p>
          </table:table-cell>
          <table:table-cell table:style-name="ce10" office:value-type="string" calcext:value-type="string">
            <text:p>const ro id pp mm</text:p>
          </table:table-cell>
          <table:table-cell table:style-name="ce10" office:value-type="string" calcext:value-type="string">
            <text:p>cc ror eq not rc sqc comma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208]&lt;&gt;&quot;∅&quot;;[.C208];&quot;$&quot;)" office:value-type="string" office:string-value="cc ror eq not rc sqc comma sc" calcext:value-type="string">
            <text:p>cc ror eq not rc sqc comma sc</text:p>
          </table:table-cell>
          <table:table-cell table:style-name="ce14" table:formula="of:=IF([.D208]=&quot;yes&quot;;COM.MICROSOFT.CONCAT([.B208];&quot; &quot;;[.F208]);[.B208])" office:value-type="string" office:string-value="const ro id pp mm" calcext:value-type="string">
            <text:p>const ro id pp mm</text:p>
          </table:table-cell>
        </table:table-row>
        <table:table-row table:style-name="ro4">
          <table:table-cell table:style-name="ce8" office:value-type="string" calcext:value-type="string">
            <text:p>X7</text:p>
          </table:table-cell>
          <table:table-cell table:style-name="ce10" office:value-type="string" calcext:value-type="string">
            <text:p>dot</text:p>
          </table:table-cell>
          <table:table-cell table:style-name="ce10" office:value-type="string" calcext:value-type="string">
            <text:p>mdm pm and or cc ror not rc sqc pp mm eq comma sc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1" table:formula="of:=IF([.C209]&lt;&gt;&quot;∅&quot;;[.C209];&quot;$&quot;)" office:value-type="string" office:string-value="mdm pm and or cc ror not rc sqc pp mm eq comma sc" calcext:value-type="string">
            <text:p>mdm pm and or cc ror not rc sqc pp mm eq comma sc</text:p>
          </table:table-cell>
          <table:table-cell table:style-name="ce14" table:formula="of:=IF([.D209]=&quot;yes&quot;;COM.MICROSOFT.CONCAT([.B209];&quot; &quot;;[.F209]);[.B209])" office:value-type="string" office:string-value="dot mdm pm and or cc ror not rc sqc pp mm eq comma sc" calcext:value-type="string">
            <text:p>dot mdm pm and or cc ror not rc sqc pp mm eq comma sc</text:p>
          </table:table-cell>
        </table:table-row>
        <table:table-row table:style-name="ro3">
          <table:table-cell table:style-name="ce8" office:value-type="string" calcext:value-type="string">
            <text:p>P3</text:p>
          </table:table-cell>
          <table:table-cell table:style-name="ce10" office:value-type="string" calcext:value-type="string">
            <text:p>this super id</text:p>
          </table:table-cell>
          <table:table-cell table:style-name="ce10" office:value-type="string" calcext:value-type="string">
            <text:p>∅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210]&lt;&gt;&quot;∅&quot;;[.C210];&quot;$&quot;)" office:value-type="string" office:string-value="$" calcext:value-type="string">
            <text:p>$</text:p>
          </table:table-cell>
          <table:table-cell table:style-name="ce14" table:formula="of:=IF([.D210]=&quot;yes&quot;;COM.MICROSOFT.CONCAT([.B210];&quot; &quot;;[.F210]);[.B210])" office:value-type="string" office:string-value="this super id" calcext:value-type="string">
            <text:p>this super id</text:p>
          </table:table-cell>
        </table:table-row>
        <table:table-row table:style-name="ro3">
          <table:table-cell table:style-name="ce8" office:value-type="string" calcext:value-type="string">
            <text:p>P2</text:p>
          </table:table-cell>
          <table:table-cell table:style-name="ce10" office:value-type="string" calcext:value-type="string">
            <text:p>this super</text:p>
          </table:table-cell>
          <table:table-cell table:style-name="ce10" office:value-type="string" calcext:value-type="string">
            <text:p>∅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211]&lt;&gt;&quot;∅&quot;;[.C211];&quot;$&quot;)" office:value-type="string" office:string-value="$" calcext:value-type="string">
            <text:p>$</text:p>
          </table:table-cell>
          <table:table-cell table:style-name="ce14" table:formula="of:=IF([.D211]=&quot;yes&quot;;COM.MICROSOFT.CONCAT([.B211];&quot; &quot;;[.F211]);[.B211])" office:value-type="string" office:string-value="this super" calcext:value-type="string">
            <text:p>this super</text:p>
          </table:table-cell>
        </table:table-row>
        <table:table-row table:style-name="ro4">
          <table:table-cell table:style-name="ce8" office:value-type="string" calcext:value-type="string">
            <text:p>P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mdm pm and or cc ror not rc sqc pp mm eq comma sc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table:formula="of:=IF([.C212]&lt;&gt;&quot;∅&quot;;[.C212];&quot;$&quot;)" office:value-type="string" office:string-value="mdm pm and or cc ror not rc sqc pp mm eq comma sc" calcext:value-type="string">
            <text:p>mdm pm and or cc ror not rc sqc pp mm eq comma sc</text:p>
          </table:table-cell>
          <table:table-cell table:style-name="ce14" table:formula="of:=IF([.D212]=&quot;yes&quot;;COM.MICROSOFT.CONCAT([.B212];&quot; &quot;;[.F212]);[.B212])" office:value-type="string" office:string-value="id" calcext:value-type="string">
            <text:p>id</text:p>
          </table:table-cell>
        </table:table-row>
        <table:table-row table:style-name="ro2" table:number-rows-repeated="45">
          <table:table-cell table:style-name="Default" table:number-columns-repeated="2"/>
          <table:table-cell table:number-columns-repeated="3"/>
          <table:table-cell table:style-name="ce12"/>
          <table:table-cell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12"/>
          <table:table-cell/>
        </table:table-row>
      </table:table>
      <table:table table:name="SelectionSet" table:style-name="ta1">
        <table:table-column table:style-name="co5" table:default-cell-style-name="ce8"/>
        <table:table-column table:style-name="co8" table:default-cell-style-name="ce14"/>
        <table:table-row table:style-name="ro4">
          <table:table-cell office:value-type="string" calcext:value-type="string">
            <text:p>START</text:p>
          </table:table-cell>
          <table:table-cell table:style-name="ce13" office:value-type="string" calcext:value-type="string">
            <text:p>Selection set</text:p>
          </table:table-cell>
        </table:table-row>
        <table:table-row table:style-name="ro3">
          <table:table-cell office:value-type="string" calcext:value-type="string">
            <text:p>BODY10</text:p>
          </table:table-cell>
          <table:table-cell table:formula="of:=IF([#REF!]=&quot;yes&quot;;COM.MICROSOFT.CONCAT([#REF!];&quot; &quot;;[.A2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12</text:p>
          </table:table-cell>
          <table:table-cell table:formula="of:=IF([#REF!]=&quot;yes&quot;;COM.MICROSOFT.CONCAT([#REF!];&quot; &quot;;[.A3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11</text:p>
          </table:table-cell>
          <table:table-cell table:formula="of:=IF([#REF!]=&quot;yes&quot;;COM.MICROSOFT.CONCAT([#REF!];&quot; &quot;;[.A4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15</text:p>
          </table:table-cell>
          <table:table-cell table:formula="of:=IF([#REF!]=&quot;yes&quot;;COM.MICROSOFT.CONCAT([#REF!];&quot; &quot;;[.A5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13</text:p>
          </table:table-cell>
          <table:table-cell table:formula="of:=IF([#REF!]=&quot;yes&quot;;COM.MICROSOFT.CONCAT([#REF!];&quot; &quot;;[.A6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AM4</text:p>
          </table:table-cell>
          <table:table-cell table:formula="of:=IF([#REF!]=&quot;yes&quot;;COM.MICROSOFT.CONCAT([#REF!];&quot; &quot;;[.A7]);[#REF!])" office:value-type="string" office:string-value="" calcext:value-type="error">
            <text:p>#REF!</text:p>
          </table:table-cell>
        </table:table-row>
        <table:table-row table:style-name="ro4">
          <table:table-cell office:value-type="string" calcext:value-type="string">
            <text:p>TOPCLASS</text:p>
          </table:table-cell>
          <table:table-cell table:formula="of:=IF([#REF!]=&quot;yes&quot;;COM.MICROSOFT.CONCAT([#REF!];&quot; &quot;;[.A8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14</text:p>
          </table:table-cell>
          <table:table-cell table:formula="of:=IF([#REF!]=&quot;yes&quot;;COM.MICROSOFT.CONCAT([#REF!];&quot; &quot;;[.A9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3</text:p>
          </table:table-cell>
          <table:table-cell table:formula="of:=IF([#REF!]=&quot;yes&quot;;COM.MICROSOFT.CONCAT([#REF!];&quot; &quot;;[.A10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4</text:p>
          </table:table-cell>
          <table:table-cell table:formula="of:=IF([#REF!]=&quot;yes&quot;;COM.MICROSOFT.CONCAT([#REF!];&quot; &quot;;[.A11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NAC</text:p>
          </table:table-cell>
          <table:table-cell table:formula="of:=IF([#REF!]=&quot;yes&quot;;COM.MICROSOFT.CONCAT([#REF!];&quot; &quot;;[.A12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PARENT</text:p>
          </table:table-cell>
          <table:table-cell table:formula="of:=IF([#REF!]=&quot;yes&quot;;COM.MICROSOFT.CONCAT([#REF!];&quot; &quot;;[.A13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</text:p>
          </table:table-cell>
          <table:table-cell table:formula="of:=IF([#REF!]=&quot;yes&quot;;COM.MICROSOFT.CONCAT([#REF!];&quot; &quot;;[.A14]);[#REF!])" office:value-type="string" office:string-value="" calcext:value-type="error">
            <text:p>#REF!</text:p>
          </table:table-cell>
        </table:table-row>
        <table:table-row table:style-name="ro4">
          <table:table-cell office:value-type="string" calcext:value-type="string">
            <text:p>INTERFACE</text:p>
          </table:table-cell>
          <table:table-cell table:formula="of:=IF([#REF!]=&quot;yes&quot;;COM.MICROSOFT.CONCAT([#REF!];&quot; &quot;;[.A15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6</text:p>
          </table:table-cell>
          <table:table-cell table:formula="of:=IF([#REF!]=&quot;yes&quot;;COM.MICROSOFT.CONCAT([#REF!];&quot; &quot;;[.A16]);[#REF!])" office:value-type="string" office:string-value="" calcext:value-type="error">
            <text:p>#REF!</text:p>
          </table:table-cell>
        </table:table-row>
        <table:table-row table:style-name="ro4">
          <table:table-cell office:value-type="string" calcext:value-type="string">
            <text:p>NESTEDCLASS</text:p>
          </table:table-cell>
          <table:table-cell table:formula="of:=IF([#REF!]=&quot;yes&quot;;COM.MICROSOFT.CONCAT([#REF!];&quot; &quot;;[.A17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7</text:p>
          </table:table-cell>
          <table:table-cell table:formula="of:=IF([#REF!]=&quot;yes&quot;;COM.MICROSOFT.CONCAT([#REF!];&quot; &quot;;[.A18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8</text:p>
          </table:table-cell>
          <table:table-cell table:formula="of:=IF([#REF!]=&quot;yes&quot;;COM.MICROSOFT.CONCAT([#REF!];&quot; &quot;;[.A19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5</text:p>
          </table:table-cell>
          <table:table-cell table:formula="of:=IF([#REF!]=&quot;yes&quot;;COM.MICROSOFT.CONCAT([#REF!];&quot; &quot;;[.A20]);[#REF!])" office:value-type="string" office:string-value="" calcext:value-type="error">
            <text:p>#REF!</text:p>
          </table:table-cell>
        </table:table-row>
        <table:table-row table:style-name="ro4">
          <table:table-cell office:value-type="string" calcext:value-type="string">
            <text:p>ABSTRACTCLASS</text:p>
          </table:table-cell>
          <table:table-cell table:formula="of:=IF([#REF!]=&quot;yes&quot;;COM.MICROSOFT.CONCAT([#REF!];&quot; &quot;;[.A21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AM2</text:p>
          </table:table-cell>
          <table:table-cell table:formula="of:=IF([#REF!]=&quot;yes&quot;;COM.MICROSOFT.CONCAT([#REF!];&quot; &quot;;[.A22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PS</text:p>
          </table:table-cell>
          <table:table-cell table:formula="of:=IF([#REF!]=&quot;yes&quot;;COM.MICROSOFT.CONCAT([#REF!];&quot; &quot;;[.A23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2</text:p>
          </table:table-cell>
          <table:table-cell table:formula="of:=IF([#REF!]=&quot;yes&quot;;COM.MICROSOFT.CONCAT([#REF!];&quot; &quot;;[.A24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ODY9</text:p>
          </table:table-cell>
          <table:table-cell table:formula="of:=IF([#REF!]=&quot;yes&quot;;COM.MICROSOFT.CONCAT([#REF!];&quot; &quot;;[.A25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MAIN</text:p>
          </table:table-cell>
          <table:table-cell table:formula="of:=IF([#REF!]=&quot;yes&quot;;COM.MICROSOFT.CONCAT([#REF!];&quot; &quot;;[.A26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SLS</text:p>
          </table:table-cell>
          <table:table-cell table:formula="of:=IF([#REF!]=&quot;yes&quot;;COM.MICROSOFT.CONCAT([#REF!];&quot; &quot;;[.A27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14</text:p>
          </table:table-cell>
          <table:table-cell table:formula="of:=IF([#REF!]=&quot;yes&quot;;COM.MICROSOFT.CONCAT([#REF!];&quot; &quot;;[.A28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ARRDEC</text:p>
          </table:table-cell>
          <table:table-cell table:formula="of:=IF([#REF!]=&quot;yes&quot;;COM.MICROSOFT.CONCAT([#REF!];&quot; &quot;;[.A29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15A</text:p>
          </table:table-cell>
          <table:table-cell table:formula="of:=IF([#REF!]=&quot;yes&quot;;COM.MICROSOFT.CONCAT([#REF!];&quot; &quot;;[.A30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OBJDEC</text:p>
          </table:table-cell>
          <table:table-cell table:formula="of:=IF([#REF!]=&quot;yes&quot;;COM.MICROSOFT.CONCAT([#REF!];&quot; &quot;;[.A31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INCDEC2</text:p>
          </table:table-cell>
          <table:table-cell table:formula="of:=IF([#REF!]=&quot;yes&quot;;COM.MICROSOFT.CONCAT([#REF!];&quot; &quot;;[.A32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FDEC</text:p>
          </table:table-cell>
          <table:table-cell table:formula="of:=IF([#REF!]=&quot;yes&quot;;COM.MICROSOFT.CONCAT([#REF!];&quot; &quot;;[.A33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AM</text:p>
          </table:table-cell>
          <table:table-cell table:formula="of:=IF([#REF!]=&quot;yes&quot;;COM.MICROSOFT.CONCAT([#REF!];&quot; &quot;;[.A34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11</text:p>
          </table:table-cell>
          <table:table-cell table:formula="of:=IF([#REF!]=&quot;yes&quot;;COM.MICROSOFT.CONCAT([#REF!];&quot; &quot;;[.A35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Y2</text:p>
          </table:table-cell>
          <table:table-cell table:formula="of:=IF([#REF!]=&quot;yes&quot;;COM.MICROSOFT.CONCAT([#REF!];&quot; &quot;;[.A36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AM3</text:p>
          </table:table-cell>
          <table:table-cell table:formula="of:=IF([#REF!]=&quot;yes&quot;;COM.MICROSOFT.CONCAT([#REF!];&quot; &quot;;[.A37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ST</text:p>
          </table:table-cell>
          <table:table-cell table:formula="of:=IF([#REF!]=&quot;yes&quot;;COM.MICROSOFT.CONCAT([#REF!];&quot; &quot;;[.A38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RTYPE</text:p>
          </table:table-cell>
          <table:table-cell table:formula="of:=IF([#REF!]=&quot;yes&quot;;COM.MICROSOFT.CONCAT([#REF!];&quot; &quot;;[.A39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12</text:p>
          </table:table-cell>
          <table:table-cell table:formula="of:=IF([#REF!]=&quot;yes&quot;;COM.MICROSOFT.CONCAT([#REF!];&quot; &quot;;[.A40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1A</text:p>
          </table:table-cell>
          <table:table-cell table:formula="of:=IF([#REF!]=&quot;yes&quot;;COM.MICROSOFT.CONCAT([#REF!];&quot; &quot;;[.A41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1B</text:p>
          </table:table-cell>
          <table:table-cell table:formula="of:=IF([#REF!]=&quot;yes&quot;;COM.MICROSOFT.CONCAT([#REF!];&quot; &quot;;[.A42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1C</text:p>
          </table:table-cell>
          <table:table-cell table:formula="of:=IF([#REF!]=&quot;yes&quot;;COM.MICROSOFT.CONCAT([#REF!];&quot; &quot;;[.A43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Y1</text:p>
          </table:table-cell>
          <table:table-cell table:formula="of:=IF([#REF!]=&quot;yes&quot;;COM.MICROSOFT.CONCAT([#REF!];&quot; &quot;;[.A44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B1</text:p>
          </table:table-cell>
          <table:table-cell table:formula="of:=IF([#REF!]=&quot;yes&quot;;COM.MICROSOFT.CONCAT([#REF!];&quot; &quot;;[.A45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SLS2</text:p>
          </table:table-cell>
          <table:table-cell table:formula="of:=IF([#REF!]=&quot;yes&quot;;COM.MICROSOFT.CONCAT([#REF!];&quot; &quot;;[.A46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WHILEST</text:p>
          </table:table-cell>
          <table:table-cell table:formula="of:=IF([#REF!]=&quot;yes&quot;;COM.MICROSOFT.CONCAT([#REF!];&quot; &quot;;[.A47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FORST</text:p>
          </table:table-cell>
          <table:table-cell table:formula="of:=IF([#REF!]=&quot;yes&quot;;COM.MICROSOFT.CONCAT([#REF!];&quot; &quot;;[.A48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15</text:p>
          </table:table-cell>
          <table:table-cell table:formula="of:=IF([#REF!]=&quot;yes&quot;;COM.MICROSOFT.CONCAT([#REF!];&quot; &quot;;[.A49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FOR</text:p>
          </table:table-cell>
          <table:table-cell table:formula="of:=IF([#REF!]=&quot;yes&quot;;COM.MICROSOFT.CONCAT([#REF!];&quot; &quot;;[.A50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INIT3</text:p>
          </table:table-cell>
          <table:table-cell table:formula="of:=IF([#REF!]=&quot;yes&quot;;COM.MICROSOFT.CONCAT([#REF!];&quot; &quot;;[.A51]);[#REF!])" office:value-type="string" office:string-value="" calcext:value-type="error">
            <text:p>#REF!</text:p>
          </table:table-cell>
        </table:table-row>
        <table:table-row table:style-name="ro4">
          <table:table-cell office:value-type="string" calcext:value-type="string">
            <text:p>OPERATORS</text:p>
          </table:table-cell>
          <table:table-cell table:formula="of:=IF([#REF!]=&quot;yes&quot;;COM.MICROSOFT.CONCAT([#REF!];&quot; &quot;;[.A52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INCDEC3</text:p>
          </table:table-cell>
          <table:table-cell table:formula="of:=IF([#REF!]=&quot;yes&quot;;COM.MICROSOFT.CONCAT([#REF!];&quot; &quot;;[.A53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COND4</text:p>
          </table:table-cell>
          <table:table-cell table:formula="of:=IF([#REF!]=&quot;yes&quot;;COM.MICROSOFT.CONCAT([#REF!];&quot; &quot;;[.A54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COND2</text:p>
          </table:table-cell>
          <table:table-cell table:formula="of:=IF([#REF!]=&quot;yes&quot;;COM.MICROSOFT.CONCAT([#REF!];&quot; &quot;;[.A55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ELSE</text:p>
          </table:table-cell>
          <table:table-cell table:formula="of:=IF([#REF!]=&quot;yes&quot;;COM.MICROSOFT.CONCAT([#REF!];&quot; &quot;;[.A56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17</text:p>
          </table:table-cell>
          <table:table-cell table:formula="of:=IF([#REF!]=&quot;yes&quot;;COM.MICROSOFT.CONCAT([#REF!];&quot; &quot;;[.A57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IF</text:p>
          </table:table-cell>
          <table:table-cell table:formula="of:=IF([#REF!]=&quot;yes&quot;;COM.MICROSOFT.CONCAT([#REF!];&quot; &quot;;[.A58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TRYCTH</text:p>
          </table:table-cell>
          <table:table-cell table:formula="of:=IF([#REF!]=&quot;yes&quot;;COM.MICROSOFT.CONCAT([#REF!];&quot; &quot;;[.A59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18</text:p>
          </table:table-cell>
          <table:table-cell table:formula="of:=IF([#REF!]=&quot;yes&quot;;COM.MICROSOFT.CONCAT([#REF!];&quot; &quot;;[.A60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WHILE</text:p>
          </table:table-cell>
          <table:table-cell table:formula="of:=IF([#REF!]=&quot;yes&quot;;COM.MICROSOFT.CONCAT([#REF!];&quot; &quot;;[.A61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CONDX</text:p>
          </table:table-cell>
          <table:table-cell table:formula="of:=IF([#REF!]=&quot;yes&quot;;COM.MICROSOFT.CONCAT([#REF!];&quot; &quot;;[.A62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MLS</text:p>
          </table:table-cell>
          <table:table-cell table:formula="of:=IF([#REF!]=&quot;yes&quot;;COM.MICROSOFT.CONCAT([#REF!];&quot; &quot;;[.A63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SE2</text:p>
          </table:table-cell>
          <table:table-cell table:formula="of:=IF([#REF!]=&quot;yes&quot;;COM.MICROSOFT.CONCAT([#REF!];&quot; &quot;;[.A64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AND</text:p>
          </table:table-cell>
          <table:table-cell table:formula="of:=IF([#REF!]=&quot;yes&quot;;COM.MICROSOFT.CONCAT([#REF!];&quot; &quot;;[.A65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AND2</text:p>
          </table:table-cell>
          <table:table-cell table:formula="of:=IF([#REF!]=&quot;yes&quot;;COM.MICROSOFT.CONCAT([#REF!];&quot; &quot;;[.A66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PM</text:p>
          </table:table-cell>
          <table:table-cell table:formula="of:=IF([#REF!]=&quot;yes&quot;;COM.MICROSOFT.CONCAT([#REF!];&quot; &quot;;[.A67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PM2</text:p>
          </table:table-cell>
          <table:table-cell table:formula="of:=IF([#REF!]=&quot;yes&quot;;COM.MICROSOFT.CONCAT([#REF!];&quot; &quot;;[.A68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MDM</text:p>
          </table:table-cell>
          <table:table-cell table:formula="of:=IF([#REF!]=&quot;yes&quot;;COM.MICROSOFT.CONCAT([#REF!];&quot; &quot;;[.A69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MDM2</text:p>
          </table:table-cell>
          <table:table-cell table:formula="of:=IF([#REF!]=&quot;yes&quot;;COM.MICROSOFT.CONCAT([#REF!];&quot; &quot;;[.A70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F2</text:p>
          </table:table-cell>
          <table:table-cell table:formula="of:=IF([#REF!]=&quot;yes&quot;;COM.MICROSOFT.CONCAT([#REF!];&quot; &quot;;[.A71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13</text:p>
          </table:table-cell>
          <table:table-cell table:formula="of:=IF([#REF!]=&quot;yes&quot;;COM.MICROSOFT.CONCAT([#REF!];&quot; &quot;;[.A72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PM2X</text:p>
          </table:table-cell>
          <table:table-cell table:formula="of:=IF([#REF!]=&quot;yes&quot;;COM.MICROSOFT.CONCAT([#REF!];&quot; &quot;;[.A73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MDMX</text:p>
          </table:table-cell>
          <table:table-cell table:formula="of:=IF([#REF!]=&quot;yes&quot;;COM.MICROSOFT.CONCAT([#REF!];&quot; &quot;;[.A74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F</text:p>
          </table:table-cell>
          <table:table-cell table:formula="of:=IF([#REF!]=&quot;yes&quot;;COM.MICROSOFT.CONCAT([#REF!];&quot; &quot;;[.A75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MDM2X</text:p>
          </table:table-cell>
          <table:table-cell table:formula="of:=IF([#REF!]=&quot;yes&quot;;COM.MICROSOFT.CONCAT([#REF!];&quot; &quot;;[.A76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FX</text:p>
          </table:table-cell>
          <table:table-cell table:formula="of:=IF([#REF!]=&quot;yes&quot;;COM.MICROSOFT.CONCAT([#REF!];&quot; &quot;;[.A77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INCDEC</text:p>
          </table:table-cell>
          <table:table-cell table:formula="of:=IF([#REF!]=&quot;yes&quot;;COM.MICROSOFT.CONCAT([#REF!];&quot; &quot;;[.A78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PMX</text:p>
          </table:table-cell>
          <table:table-cell table:formula="of:=IF([#REF!]=&quot;yes&quot;;COM.MICROSOFT.CONCAT([#REF!];&quot; &quot;;[.A79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VARDEC</text:p>
          </table:table-cell>
          <table:table-cell table:formula="of:=IF([#REF!]=&quot;yes&quot;;COM.MICROSOFT.CONCAT([#REF!];&quot; &quot;;[.A80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INIT2</text:p>
          </table:table-cell>
          <table:table-cell table:formula="of:=IF([#REF!]=&quot;yes&quot;;COM.MICROSOFT.CONCAT([#REF!];&quot; &quot;;[.A81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INIT</text:p>
          </table:table-cell>
          <table:table-cell table:formula="of:=IF([#REF!]=&quot;yes&quot;;COM.MICROSOFT.CONCAT([#REF!];&quot; &quot;;[.A82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LIST</text:p>
          </table:table-cell>
          <table:table-cell table:formula="of:=IF([#REF!]=&quot;yes&quot;;COM.MICROSOFT.CONCAT([#REF!];&quot; &quot;;[.A83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FULLEXP</text:p>
          </table:table-cell>
          <table:table-cell table:formula="of:=IF([#REF!]=&quot;yes&quot;;COM.MICROSOFT.CONCAT([#REF!];&quot; &quot;;[.A84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10A</text:p>
          </table:table-cell>
          <table:table-cell table:formula="of:=IF([#REF!]=&quot;yes&quot;;COM.MICROSOFT.CONCAT([#REF!];&quot; &quot;;[.A85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10</text:p>
          </table:table-cell>
          <table:table-cell table:formula="of:=IF([#REF!]=&quot;yes&quot;;COM.MICROSOFT.CONCAT([#REF!];&quot; &quot;;[.A86]);[#REF!])" office:value-type="string" office:string-value="" calcext:value-type="error">
            <text:p>#REF!</text:p>
          </table:table-cell>
        </table:table-row>
        <table:table-row table:style-name="ro4">
          <table:table-cell office:value-type="string" calcext:value-type="string">
            <text:p>ARRAYDEC</text:p>
          </table:table-cell>
          <table:table-cell table:formula="of:=IF([#REF!]=&quot;yes&quot;;COM.MICROSOFT.CONCAT([#REF!];&quot; &quot;;[.A87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table:formula="of:=IF([#REF!]=&quot;yes&quot;;COM.MICROSOFT.CONCAT([#REF!];&quot; &quot;;[.A88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2</text:p>
          </table:table-cell>
          <table:table-cell table:formula="of:=IF([#REF!]=&quot;yes&quot;;COM.MICROSOFT.CONCAT([#REF!];&quot; &quot;;[.A89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3</text:p>
          </table:table-cell>
          <table:table-cell table:formula="of:=IF([#REF!]=&quot;yes&quot;;COM.MICROSOFT.CONCAT([#REF!];&quot; &quot;;[.A90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4</text:p>
          </table:table-cell>
          <table:table-cell table:formula="of:=IF([#REF!]=&quot;yes&quot;;COM.MICROSOFT.CONCAT([#REF!];&quot; &quot;;[.A91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5</text:p>
          </table:table-cell>
          <table:table-cell table:formula="of:=IF([#REF!]=&quot;yes&quot;;COM.MICROSOFT.CONCAT([#REF!];&quot; &quot;;[.A92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P1B</text:p>
          </table:table-cell>
          <table:table-cell table:formula="of:=IF([#REF!]=&quot;yes&quot;;COM.MICROSOFT.CONCAT([#REF!];&quot; &quot;;[.A93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P1A</text:p>
          </table:table-cell>
          <table:table-cell table:formula="of:=IF([#REF!]=&quot;yes&quot;;COM.MICROSOFT.CONCAT([#REF!];&quot; &quot;;[.A94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FUNCT</text:p>
          </table:table-cell>
          <table:table-cell table:formula="of:=IF([#REF!]=&quot;yes&quot;;COM.MICROSOFT.CONCAT([#REF!];&quot; &quot;;[.A95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ARR</text:p>
          </table:table-cell>
          <table:table-cell table:formula="of:=IF([#REF!]=&quot;yes&quot;;COM.MICROSOFT.CONCAT([#REF!];&quot; &quot;;[.A96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6</text:p>
          </table:table-cell>
          <table:table-cell table:formula="of:=IF([#REF!]=&quot;yes&quot;;COM.MICROSOFT.CONCAT([#REF!];&quot; &quot;;[.A97]);[#REF!])" office:value-type="string" office:string-value="" calcext:value-type="error">
            <text:p>#REF!</text:p>
          </table:table-cell>
        </table:table-row>
        <table:table-row table:style-name="ro4">
          <table:table-cell office:value-type="string" calcext:value-type="string">
            <text:p>SPECIALEXP</text:p>
          </table:table-cell>
          <table:table-cell table:formula="of:=IF([#REF!]=&quot;yes&quot;;COM.MICROSOFT.CONCAT([#REF!];&quot; &quot;;[.A98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X7</text:p>
          </table:table-cell>
          <table:table-cell table:formula="of:=IF([#REF!]=&quot;yes&quot;;COM.MICROSOFT.CONCAT([#REF!];&quot; &quot;;[.A99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P3</text:p>
          </table:table-cell>
          <table:table-cell table:formula="of:=IF([#REF!]=&quot;yes&quot;;COM.MICROSOFT.CONCAT([#REF!];&quot; &quot;;[.A100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P2</text:p>
          </table:table-cell>
          <table:table-cell table:formula="of:=IF([#REF!]=&quot;yes&quot;;COM.MICROSOFT.CONCAT([#REF!];&quot; &quot;;[.A101]);[#REF!])" office:value-type="string" office:string-value="" calcext:value-type="error">
            <text:p>#REF!</text:p>
          </table:table-cell>
        </table:table-row>
        <table:table-row table:style-name="ro3">
          <table:table-cell office:value-type="string" calcext:value-type="string">
            <text:p>P1</text:p>
          </table:table-cell>
          <table:table-cell table:formula="of:=IF([#REF!]=&quot;yes&quot;;COM.MICROSOFT.CONCAT([#REF!];&quot; &quot;;[.A102]);[#REF!])" office:value-type="string" office:string-value="" calcext:value-type="error">
            <text:p>#REF!</text:p>
          </table:table-cell>
        </table:table-row>
        <table:table-row table:style-name="ro2">
          <table:table-cell table:style-name="Default"/>
          <table:table-cell table:formula="of:=IF([#REF!]=&quot;yes&quot;;COM.MICROSOFT.CONCAT([#REF!];&quot; &quot;;[.A103]);[#REF!])" office:value-type="string" office:string-value="" calcext:value-type="error">
            <text:p>#REF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4:41:15.648084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4:08:41.665879644</meta:creation-date>
    <dc:date>2020-08-20T15:05:31.674459815</dc:date>
    <meta:editing-duration>PT14M7S</meta:editing-duration>
    <meta:editing-cycles>3</meta:editing-cycles>
    <meta:generator>LibreOffice/6.0.7.3$Linux_X86_64 LibreOffice_project/00m0$Build-3</meta:generator>
    <meta:document-statistic meta:table-count="2" meta:cell-count="1132" meta:object-count="0"/>
  </office:meta>
</office:document-meta>
</file>